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5953in" svg:height="3.7122in" svg:x="6.7421in" svg:y="0in">
            <draw:object draw:notify-on-update-of-ranges="Sheet1.A1:Sheet1.A9 Sheet1.B1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354in" svg:y="3.7827in">
            <draw:object draw:notify-on-update-of-ranges="Sheet1.D1:Sheet1.D20 Sheet1.E1:Sheet1.E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3.0906in" svg:y="3.7835in">
            <draw:object draw:notify-on-update-of-ranges="Sheet1.D22:Sheet1.D41 Sheet1.E22:Sheet1.E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6.7067in" svg:y="7.5587in">
            <draw:object draw:notify-on-update-of-ranges="Sheet1.D43:Sheet1.D62 Sheet1.E43:Sheet1.E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13.448in" svg:y="0.0602in">
            <draw:object draw:notify-on-update-of-ranges="Sheet1.H67:Sheet1.H86 Sheet1.I67:Sheet1.I86 Sheet1.J67:Sheet1.J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13.1346in" svg:y="7.5791in">
            <draw:object draw:notify-on-update-of-ranges="Sheet1.F1:Sheet1.F20 Sheet1.G1:Sheet1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6.2988in" svg:height="3.5429in" svg:x="13.2102in" svg:y="11.3858in">
            <draw:object draw:notify-on-update-of-ranges="Sheet1.F22:Sheet1.F41 Sheet1.G22:Sheet1.G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3.0689in" svg:y="15.1606in">
            <draw:object draw:notify-on-update-of-ranges="Sheet1.F43:Sheet1.F62 Sheet1.G43:Sheet1.G6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5617265.326" calcext:value-type="float">
            <text:p>2.56E+07</text:p>
          </table:table-cell>
          <table:table-cell office:value-type="float" office:value="0" calcext:value-type="float">
            <text:p>0</text:p>
          </table:table-cell>
          <table:table-cell office:value-type="float" office:value="406.675" calcext:value-type="float">
            <text:p>406.675</text:p>
          </table:table-cell>
          <table:table-cell office:value-type="float" office:value="176.737" calcext:value-type="float">
            <text:p>176.737</text:p>
          </table:table-cell>
          <table:table-cell table:formula="of:=[.D1]/(([.C1]+100)*LOG([.C1]+100;2))" office:value-type="float" office:value="0.612106867433248" calcext:value-type="float">
            <text:p>0.612106867433248</text:p>
          </table:table-cell>
          <table:table-cell table:formula="of:=[.E1]/(([.C1]+100)*LOG([.C1]+100;2))" office:value-type="float" office:value="0.266015691718325" calcext:value-type="float">
            <text:p>0.2660156917183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5007901.993" calcext:value-type="float">
            <text:p>2.50E+07</text:p>
          </table:table-cell>
          <table:table-cell office:value-type="float" office:value="100" calcext:value-type="float">
            <text:p>100</text:p>
          </table:table-cell>
          <table:table-cell office:value-type="float" office:value="16599.633" calcext:value-type="float">
            <text:p>16599.633</text:p>
          </table:table-cell>
          <table:table-cell office:value-type="float" office:value="5463.249" calcext:value-type="float">
            <text:p>5463.249</text:p>
          </table:table-cell>
          <table:table-cell table:formula="of:=[.D2]/(([.C2]+100)*LOG([.C2]+100;2))" office:value-type="float" office:value="10.8581536516906" calcext:value-type="float">
            <text:p>10.8581536516906</text:p>
          </table:table-cell>
          <table:table-cell table:formula="of:=[.E2]/(([.C2]+100)*LOG([.C2]+100;2))" office:value-type="float" office:value="3.57362099990071" calcext:value-type="float">
            <text:p>3.573620999900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4869128.747" calcext:value-type="float">
            <text:p>2.49E+07</text:p>
          </table:table-cell>
          <table:table-cell office:value-type="float" office:value="200" calcext:value-type="float">
            <text:p>200</text:p>
          </table:table-cell>
          <table:table-cell office:value-type="float" office:value="12025.967" calcext:value-type="float">
            <text:p>12025.967</text:p>
          </table:table-cell>
          <table:table-cell office:value-type="float" office:value="1496.592" calcext:value-type="float">
            <text:p>1496.592</text:p>
          </table:table-cell>
          <table:table-cell table:formula="of:=[.D3]/(([.C3]+100)*LOG([.C3]+100;2))" office:value-type="float" office:value="4.87148376631093" calcext:value-type="float">
            <text:p>4.87148376631093</text:p>
          </table:table-cell>
          <table:table-cell table:formula="of:=[.E3]/(([.C3]+100)*LOG([.C3]+100;2))" office:value-type="float" office:value="0.606240116307554" calcext:value-type="float">
            <text:p>0.60624011630755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286054.424" calcext:value-type="float">
            <text:p>2.53E+07</text:p>
          </table:table-cell>
          <table:table-cell office:value-type="float" office:value="300" calcext:value-type="float">
            <text:p>300</text:p>
          </table:table-cell>
          <table:table-cell office:value-type="float" office:value="20395.711" calcext:value-type="float">
            <text:p>20395.711</text:p>
          </table:table-cell>
          <table:table-cell office:value-type="float" office:value="4133.223" calcext:value-type="float">
            <text:p>4133.223</text:p>
          </table:table-cell>
          <table:table-cell table:formula="of:=[.D4]/(([.C4]+100)*LOG([.C4]+100;2))" office:value-type="float" office:value="5.89890395912856" calcext:value-type="float">
            <text:p>5.89890395912856</text:p>
          </table:table-cell>
          <table:table-cell table:formula="of:=[.E4]/(([.C4]+100)*LOG([.C4]+100;2))" office:value-type="float" office:value="1.19542219041352" calcext:value-type="float">
            <text:p>1.195422190413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24970748.605" calcext:value-type="float">
            <text:p>2.50E+07</text:p>
          </table:table-cell>
          <table:table-cell office:value-type="float" office:value="400" calcext:value-type="float">
            <text:p>400</text:p>
          </table:table-cell>
          <table:table-cell office:value-type="float" office:value="27828.995" calcext:value-type="float">
            <text:p>27828.995</text:p>
          </table:table-cell>
          <table:table-cell office:value-type="float" office:value="4970.148" calcext:value-type="float">
            <text:p>4970.148</text:p>
          </table:table-cell>
          <table:table-cell table:formula="of:=[.D5]/(([.C5]+100)*LOG([.C5]+100;2))" office:value-type="float" office:value="6.20782167324893" calcext:value-type="float">
            <text:p>6.20782167324893</text:p>
          </table:table-cell>
          <table:table-cell table:formula="of:=[.E5]/(([.C5]+100)*LOG([.C5]+100;2))" office:value-type="float" office:value="1.10869230001496" calcext:value-type="float">
            <text:p>1.108692300014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24577594.289" calcext:value-type="float">
            <text:p>2.46E+07</text:p>
          </table:table-cell>
          <table:table-cell office:value-type="float" office:value="500" calcext:value-type="float">
            <text:p>500</text:p>
          </table:table-cell>
          <table:table-cell office:value-type="float" office:value="37253.839" calcext:value-type="float">
            <text:p>37253.839</text:p>
          </table:table-cell>
          <table:table-cell office:value-type="float" office:value="6713.61" calcext:value-type="float">
            <text:p>6713.61</text:p>
          </table:table-cell>
          <table:table-cell table:formula="of:=[.D6]/(([.C6]+100)*LOG([.C6]+100;2))" office:value-type="float" office:value="6.72780924070039" calcext:value-type="float">
            <text:p>6.72780924070039</text:p>
          </table:table-cell>
          <table:table-cell table:formula="of:=[.E6]/(([.C6]+100)*LOG([.C6]+100;2))" office:value-type="float" office:value="1.21243578135554" calcext:value-type="float">
            <text:p>1.212435781355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25198536.916" calcext:value-type="float">
            <text:p>2.52E+07</text:p>
          </table:table-cell>
          <table:table-cell office:value-type="float" office:value="600" calcext:value-type="float">
            <text:p>600</text:p>
          </table:table-cell>
          <table:table-cell office:value-type="float" office:value="44003.403" calcext:value-type="float">
            <text:p>44003.403</text:p>
          </table:table-cell>
          <table:table-cell office:value-type="float" office:value="7983.062" calcext:value-type="float">
            <text:p>7983.062</text:p>
          </table:table-cell>
          <table:table-cell table:formula="of:=[.D7]/(([.C7]+100)*LOG([.C7]+100;2))" office:value-type="float" office:value="6.65121152642702" calcext:value-type="float">
            <text:p>6.65121152642702</text:p>
          </table:table-cell>
          <table:table-cell table:formula="of:=[.E7]/(([.C7]+100)*LOG([.C7]+100;2))" office:value-type="float" office:value="1.20665744852919" calcext:value-type="float">
            <text:p>1.2066574485291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float" office:value="24835274.748" calcext:value-type="float">
            <text:p>2.48E+07</text:p>
          </table:table-cell>
          <table:table-cell office:value-type="float" office:value="700" calcext:value-type="float">
            <text:p>700</text:p>
          </table:table-cell>
          <table:table-cell office:value-type="float" office:value="53744.337" calcext:value-type="float">
            <text:p>53744.337</text:p>
          </table:table-cell>
          <table:table-cell office:value-type="float" office:value="9222.405" calcext:value-type="float">
            <text:p>9222.405</text:p>
          </table:table-cell>
          <table:table-cell table:formula="of:=[.D8]/(([.C8]+100)*LOG([.C8]+100;2))" office:value-type="float" office:value="6.96613677433625" calcext:value-type="float">
            <text:p>6.96613677433625</text:p>
          </table:table-cell>
          <table:table-cell table:formula="of:=[.E8]/(([.C8]+100)*LOG([.C8]+100;2))" office:value-type="float" office:value="1.19537309797537" calcext:value-type="float">
            <text:p>1.1953730979753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24744780.46" calcext:value-type="float">
            <text:p>2.47E+07</text:p>
          </table:table-cell>
          <table:table-cell office:value-type="float" office:value="800" calcext:value-type="float">
            <text:p>800</text:p>
          </table:table-cell>
          <table:table-cell office:value-type="float" office:value="63037.574" calcext:value-type="float">
            <text:p>63037.574</text:p>
          </table:table-cell>
          <table:table-cell office:value-type="float" office:value="10084.142" calcext:value-type="float">
            <text:p>10084.142</text:p>
          </table:table-cell>
          <table:table-cell table:formula="of:=[.D9]/(([.C9]+100)*LOG([.C9]+100;2))" office:value-type="float" office:value="7.13708075655626" calcext:value-type="float">
            <text:p>7.13708075655626</text:p>
          </table:table-cell>
          <table:table-cell table:formula="of:=[.E9]/(([.C9]+100)*LOG([.C9]+100;2))" office:value-type="float" office:value="1.14172121875408" calcext:value-type="float">
            <text:p>1.14172121875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73133.203" calcext:value-type="float">
            <text:p>73133.203</text:p>
          </table:table-cell>
          <table:table-cell office:value-type="float" office:value="13402.573" calcext:value-type="float">
            <text:p>13402.573</text:p>
          </table:table-cell>
          <table:table-cell table:formula="of:=[.D10]/(([.C10]+100)*LOG([.C10]+100;2))" office:value-type="float" office:value="7.33842926066102" calcext:value-type="float">
            <text:p>7.33842926066102</text:p>
          </table:table-cell>
          <table:table-cell table:formula="of:=[.E10]/(([.C10]+100)*LOG([.C10]+100;2))" office:value-type="float" office:value="1.34485883069206" calcext:value-type="float">
            <text:p>1.34485883069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57960.81105" calcext:value-type="float">
            <text:p>57960.81105</text:p>
          </table:table-cell>
          <table:table-cell office:value-type="float" office:value="1000" calcext:value-type="float">
            <text:p>1000</text:p>
          </table:table-cell>
          <table:table-cell office:value-type="float" office:value="82511.417" calcext:value-type="float">
            <text:p>82511.417</text:p>
          </table:table-cell>
          <table:table-cell office:value-type="float" office:value="14492.31" calcext:value-type="float">
            <text:p>14492.31</text:p>
          </table:table-cell>
          <table:table-cell table:formula="of:=[.D11]/(([.C11]+100)*LOG([.C11]+100;2))" office:value-type="float" office:value="7.42435339003757" calcext:value-type="float">
            <text:p>7.42435339003757</text:p>
          </table:table-cell>
          <table:table-cell table:formula="of:=[.E11]/(([.C11]+100)*LOG([.C11]+100;2))" office:value-type="float" office:value="1.30401385396127" calcext:value-type="float">
            <text:p>1.30401385396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0621.89665" calcext:value-type="float">
            <text:p>100621.89665</text:p>
          </table:table-cell>
          <table:table-cell office:value-type="float" office:value="1100" calcext:value-type="float">
            <text:p>1100</text:p>
          </table:table-cell>
          <table:table-cell office:value-type="float" office:value="91586.072" calcext:value-type="float">
            <text:p>91586.072</text:p>
          </table:table-cell>
          <table:table-cell office:value-type="float" office:value="16925.975" calcext:value-type="float">
            <text:p>16925.975</text:p>
          </table:table-cell>
          <table:table-cell table:formula="of:=[.D12]/(([.C12]+100)*LOG([.C12]+100;2))" office:value-type="float" office:value="7.46144095188441" calcext:value-type="float">
            <text:p>7.46144095188441</text:p>
          </table:table-cell>
          <table:table-cell table:formula="of:=[.E12]/(([.C12]+100)*LOG([.C12]+100;2))" office:value-type="float" office:value="1.37894507601081" calcext:value-type="float">
            <text:p>1.37894507601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 of Three</text:p>
          </table:table-cell>
          <table:table-cell office:value-type="float" office:value="57914.9454" calcext:value-type="float">
            <text:p>57914.9454</text:p>
          </table:table-cell>
          <table:table-cell office:value-type="float" office:value="1200" calcext:value-type="float">
            <text:p>1200</text:p>
          </table:table-cell>
          <table:table-cell office:value-type="float" office:value="100834.438" calcext:value-type="float">
            <text:p>100834.438</text:p>
          </table:table-cell>
          <table:table-cell office:value-type="float" office:value="17564.028" calcext:value-type="float">
            <text:p>17564.028</text:p>
          </table:table-cell>
          <table:table-cell table:formula="of:=[.D13]/(([.C13]+100)*LOG([.C13]+100;2))" office:value-type="float" office:value="7.49833077071363" calcext:value-type="float">
            <text:p>7.49833077071363</text:p>
          </table:table-cell>
          <table:table-cell table:formula="of:=[.E13]/(([.C13]+100)*LOG([.C13]+100;2))" office:value-type="float" office:value="1.30611023596994" calcext:value-type="float">
            <text:p>1.306110235969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12229.887" calcext:value-type="float">
            <text:p>112229.887</text:p>
          </table:table-cell>
          <table:table-cell office:value-type="float" office:value="18764.956" calcext:value-type="float">
            <text:p>18764.956</text:p>
          </table:table-cell>
          <table:table-cell table:formula="of:=[.D14]/(([.C14]+100)*LOG([.C14]+100;2))" office:value-type="float" office:value="7.67032683027924" calcext:value-type="float">
            <text:p>7.67032683027924</text:p>
          </table:table-cell>
          <table:table-cell table:formula="of:=[.E14]/(([.C14]+100)*LOG([.C14]+100;2))" office:value-type="float" office:value="1.28248677177951" calcext:value-type="float">
            <text:p>1.28248677177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121465.384" calcext:value-type="float">
            <text:p>121465.384</text:p>
          </table:table-cell>
          <table:table-cell office:value-type="float" office:value="20854.297" calcext:value-type="float">
            <text:p>20854.297</text:p>
          </table:table-cell>
          <table:table-cell table:formula="of:=[.D15]/(([.C15]+100)*LOG([.C15]+100;2))" office:value-type="float" office:value="7.6749944164" calcext:value-type="float">
            <text:p>7.6749944164</text:p>
          </table:table-cell>
          <table:table-cell table:formula="of:=[.E15]/(([.C15]+100)*LOG([.C15]+100;2))" office:value-type="float" office:value="1.31771380258385" calcext:value-type="float">
            <text:p>1.317713802583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33167.49" calcext:value-type="float">
            <text:p>133167.49</text:p>
          </table:table-cell>
          <table:table-cell office:value-type="float" office:value="21745.515" calcext:value-type="float">
            <text:p>21745.515</text:p>
          </table:table-cell>
          <table:table-cell table:formula="of:=[.D16]/(([.C16]+100)*LOG([.C16]+100;2))" office:value-type="float" office:value="7.8195044884162" calcext:value-type="float">
            <text:p>7.8195044884162</text:p>
          </table:table-cell>
          <table:table-cell table:formula="of:=[.E16]/(([.C16]+100)*LOG([.C16]+100;2))" office:value-type="float" office:value="1.27688185866852" calcext:value-type="float">
            <text:p>1.27688185866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36924.848" calcext:value-type="float">
            <text:p>136924.848</text:p>
          </table:table-cell>
          <table:table-cell office:value-type="float" office:value="23303.388" calcext:value-type="float">
            <text:p>23303.388</text:p>
          </table:table-cell>
          <table:table-cell table:formula="of:=[.D17]/(([.C17]+100)*LOG([.C17]+100;2))" office:value-type="float" office:value="7.50551055303036" calcext:value-type="float">
            <text:p>7.50551055303036</text:p>
          </table:table-cell>
          <table:table-cell table:formula="of:=[.E17]/(([.C17]+100)*LOG([.C17]+100;2))" office:value-type="float" office:value="1.27737096012961" calcext:value-type="float">
            <text:p>1.277370960129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51809.798" calcext:value-type="float">
            <text:p>151809.798</text:p>
          </table:table-cell>
          <table:table-cell office:value-type="float" office:value="29702.851" calcext:value-type="float">
            <text:p>29702.851</text:p>
          </table:table-cell>
          <table:table-cell table:formula="of:=[.D18]/(([.C18]+100)*LOG([.C18]+100;2))" office:value-type="float" office:value="7.79919393367851" calcext:value-type="float">
            <text:p>7.79919393367851</text:p>
          </table:table-cell>
          <table:table-cell table:formula="of:=[.E18]/(([.C18]+100)*LOG([.C18]+100;2))" office:value-type="float" office:value="1.52597723193174" calcext:value-type="float">
            <text:p>1.525977231931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160111.756" calcext:value-type="float">
            <text:p>160111.756</text:p>
          </table:table-cell>
          <table:table-cell office:value-type="float" office:value="29929.863" calcext:value-type="float">
            <text:p>29929.863</text:p>
          </table:table-cell>
          <table:table-cell table:formula="of:=[.D19]/(([.C19]+100)*LOG([.C19]+100;2))" office:value-type="float" office:value="7.73696462942594" calcext:value-type="float">
            <text:p>7.73696462942594</text:p>
          </table:table-cell>
          <table:table-cell table:formula="of:=[.E19]/(([.C19]+100)*LOG([.C19]+100;2))" office:value-type="float" office:value="1.44627913139972" calcext:value-type="float">
            <text:p>1.446279131399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168663.68" calcext:value-type="float">
            <text:p>168663.68</text:p>
          </table:table-cell>
          <table:table-cell office:value-type="float" office:value="32422.195" calcext:value-type="float">
            <text:p>32422.195</text:p>
          </table:table-cell>
          <table:table-cell table:formula="of:=[.D20]/(([.C20]+100)*LOG([.C20]+100;2))" office:value-type="float" office:value="7.69045221124361" calcext:value-type="float">
            <text:p>7.69045221124361</text:p>
          </table:table-cell>
          <table:table-cell table:formula="of:=[.E20]/(([.C20]+100)*LOG([.C20]+100;2))" office:value-type="float" office:value="1.4783345248433" calcext:value-type="float">
            <text:p>1.478334524843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.688" calcext:value-type="float">
            <text:p>15.688</text:p>
          </table:table-cell>
          <table:table-cell office:value-type="float" office:value="0.687" calcext:value-type="float">
            <text:p>0.687</text:p>
          </table:table-cell>
          <table:table-cell table:formula="of:=[.D22]/(([.C22]+100)*LOG([.C22]+100;2))" office:value-type="float" office:value="0.0236127928598827" calcext:value-type="float">
            <text:p>0.0236127928598827</text:p>
          </table:table-cell>
          <table:table-cell table:formula="of:=[.E22]/(([.C22]+100)*LOG([.C22]+100;2))" office:value-type="float" office:value="0.00103403803510578" calcext:value-type="float">
            <text:p>0.00103403803510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304.855" calcext:value-type="float">
            <text:p>46304.855</text:p>
          </table:table-cell>
          <table:table-cell office:value-type="float" office:value="16050.282" calcext:value-type="float">
            <text:p>16050.282</text:p>
          </table:table-cell>
          <table:table-cell table:formula="of:=[.D23]/(([.C23]+100)*LOG([.C23]+100;2))" office:value-type="float" office:value="30.2889365330699" calcext:value-type="float">
            <text:p>30.2889365330699</text:p>
          </table:table-cell>
          <table:table-cell table:formula="of:=[.E23]/(([.C23]+100)*LOG([.C23]+100;2))" office:value-type="float" office:value="10.4988121188561" calcext:value-type="float">
            <text:p>10.4988121188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1609.485" calcext:value-type="float">
            <text:p>71609.485</text:p>
          </table:table-cell>
          <table:table-cell office:value-type="float" office:value="4312.997" calcext:value-type="float">
            <text:p>4312.997</text:p>
          </table:table-cell>
          <table:table-cell table:formula="of:=[.D24]/(([.C24]+100)*LOG([.C24]+100;2))" office:value-type="float" office:value="29.0076002779141" calcext:value-type="float">
            <text:p>29.0076002779141</text:p>
          </table:table-cell>
          <table:table-cell table:formula="of:=[.E24]/(([.C24]+100)*LOG([.C24]+100;2))" office:value-type="float" office:value="1.74711063731073" calcext:value-type="float">
            <text:p>1.747110637310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54018.237" calcext:value-type="float">
            <text:p>154018.237</text:p>
          </table:table-cell>
          <table:table-cell office:value-type="float" office:value="6244.172" calcext:value-type="float">
            <text:p>6244.172</text:p>
          </table:table-cell>
          <table:table-cell table:formula="of:=[.D25]/(([.C25]+100)*LOG([.C25]+100;2))" office:value-type="float" office:value="44.5455805888454" calcext:value-type="float">
            <text:p>44.5455805888454</text:p>
          </table:table-cell>
          <table:table-cell table:formula="of:=[.E25]/(([.C25]+100)*LOG([.C25]+100;2))" office:value-type="float" office:value="1.80595670002775" calcext:value-type="float">
            <text:p>1.805956700027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63335.176" calcext:value-type="float">
            <text:p>263335.176</text:p>
          </table:table-cell>
          <table:table-cell office:value-type="float" office:value="8287.085" calcext:value-type="float">
            <text:p>8287.085</text:p>
          </table:table-cell>
          <table:table-cell table:formula="of:=[.D26]/(([.C26]+100)*LOG([.C26]+100;2))" office:value-type="float" office:value="58.7422511269855" calcext:value-type="float">
            <text:p>58.7422511269855</text:p>
          </table:table-cell>
          <table:table-cell table:formula="of:=[.E26]/(([.C26]+100)*LOG([.C26]+100;2))" office:value-type="float" office:value="1.84860236135211" calcext:value-type="float">
            <text:p>1.84860236135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2726.067" calcext:value-type="float">
            <text:p>402726.067</text:p>
          </table:table-cell>
          <table:table-cell office:value-type="float" office:value="11050.086" calcext:value-type="float">
            <text:p>11050.086</text:p>
          </table:table-cell>
          <table:table-cell table:formula="of:=[.D27]/(([.C27]+100)*LOG([.C27]+100;2))" office:value-type="float" office:value="72.7297971903922" calcext:value-type="float">
            <text:p>72.7297971903922</text:p>
          </table:table-cell>
          <table:table-cell table:formula="of:=[.E27]/(([.C27]+100)*LOG([.C27]+100;2))" office:value-type="float" office:value="1.99557609891786" calcext:value-type="float">
            <text:p>1.99557609891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569950.606" calcext:value-type="float">
            <text:p>569950.606</text:p>
          </table:table-cell>
          <table:table-cell office:value-type="float" office:value="13267.837" calcext:value-type="float">
            <text:p>13267.837</text:p>
          </table:table-cell>
          <table:table-cell table:formula="of:=[.D28]/(([.C28]+100)*LOG([.C28]+100;2))" office:value-type="float" office:value="86.1492925926948" calcext:value-type="float">
            <text:p>86.1492925926948</text:p>
          </table:table-cell>
          <table:table-cell table:formula="of:=[.E28]/(([.C28]+100)*LOG([.C28]+100;2))" office:value-type="float" office:value="2.00546285897831" calcext:value-type="float">
            <text:p>2.005462858978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769876.588" calcext:value-type="float">
            <text:p>769876.588</text:p>
          </table:table-cell>
          <table:table-cell office:value-type="float" office:value="15315.968" calcext:value-type="float">
            <text:p>15315.968</text:p>
          </table:table-cell>
          <table:table-cell table:formula="of:=[.D29]/(([.C29]+100)*LOG([.C29]+100;2))" office:value-type="float" office:value="99.7884783910781" calcext:value-type="float">
            <text:p>99.7884783910781</text:p>
          </table:table-cell>
          <table:table-cell table:formula="of:=[.E29]/(([.C29]+100)*LOG([.C29]+100;2))" office:value-type="float" office:value="1.98519758313061" calcext:value-type="float">
            <text:p>1.985197583130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023965.262" calcext:value-type="float">
            <text:p>1023965.262</text:p>
          </table:table-cell>
          <table:table-cell office:value-type="float" office:value="17425.175" calcext:value-type="float">
            <text:p>17425.175</text:p>
          </table:table-cell>
          <table:table-cell table:formula="of:=[.D30]/(([.C30]+100)*LOG([.C30]+100;2))" office:value-type="float" office:value="115.932804882407" calcext:value-type="float">
            <text:p>115.932804882407</text:p>
          </table:table-cell>
          <table:table-cell table:formula="of:=[.E30]/(([.C30]+100)*LOG([.C30]+100;2))" office:value-type="float" office:value="1.97286908871406" calcext:value-type="float">
            <text:p>1.972869088714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286218.75" calcext:value-type="float">
            <text:p>1286218.75</text:p>
          </table:table-cell>
          <table:table-cell office:value-type="float" office:value="21667.069" calcext:value-type="float">
            <text:p>21667.069</text:p>
          </table:table-cell>
          <table:table-cell table:formula="of:=[.D31]/(([.C31]+100)*LOG([.C31]+100;2))" office:value-type="float" office:value="129.06347491181" calcext:value-type="float">
            <text:p>129.06347491181</text:p>
          </table:table-cell>
          <table:table-cell table:formula="of:=[.E31]/(([.C31]+100)*LOG([.C31]+100;2))" office:value-type="float" office:value="2.17414589570706" calcext:value-type="float">
            <text:p>2.174145895707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70282.993" calcext:value-type="float">
            <text:p>1570282.993</text:p>
          </table:table-cell>
          <table:table-cell office:value-type="float" office:value="24139.201" calcext:value-type="float">
            <text:p>24139.201</text:p>
          </table:table-cell>
          <table:table-cell table:formula="of:=[.D32]/(([.C32]+100)*LOG([.C32]+100;2))" office:value-type="float" office:value="141.293608645673" calcext:value-type="float">
            <text:p>141.293608645673</text:p>
          </table:table-cell>
          <table:table-cell table:formula="of:=[.E32]/(([.C32]+100)*LOG([.C32]+100;2))" office:value-type="float" office:value="2.17203831049403" calcext:value-type="float">
            <text:p>2.17203831049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913358.494" calcext:value-type="float">
            <text:p>1913358.494</text:p>
          </table:table-cell>
          <table:table-cell office:value-type="float" office:value="26720.441" calcext:value-type="float">
            <text:p>26720.441</text:p>
          </table:table-cell>
          <table:table-cell table:formula="of:=[.D33]/(([.C33]+100)*LOG([.C33]+100;2))" office:value-type="float" office:value="155.879721785289" calcext:value-type="float">
            <text:p>155.879721785289</text:p>
          </table:table-cell>
          <table:table-cell table:formula="of:=[.E33]/(([.C33]+100)*LOG([.C33]+100;2))" office:value-type="float" office:value="2.17689205766802" calcext:value-type="float">
            <text:p>2.176892057668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2255166.779" calcext:value-type="float">
            <text:p>2255166.779</text:p>
          </table:table-cell>
          <table:table-cell office:value-type="float" office:value="28078.215" calcext:value-type="float">
            <text:p>28078.215</text:p>
          </table:table-cell>
          <table:table-cell table:formula="of:=[.D34]/(([.C34]+100)*LOG([.C34]+100;2))" office:value-type="float" office:value="167.700507757745" calcext:value-type="float">
            <text:p>167.700507757745</text:p>
          </table:table-cell>
          <table:table-cell table:formula="of:=[.E34]/(([.C34]+100)*LOG([.C34]+100;2))" office:value-type="float" office:value="2.08797458187066" calcext:value-type="float">
            <text:p>2.087974581870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627942.448" calcext:value-type="float">
            <text:p>2627942.448</text:p>
          </table:table-cell>
          <table:table-cell office:value-type="float" office:value="30100.184" calcext:value-type="float">
            <text:p>30100.184</text:p>
          </table:table-cell>
          <table:table-cell table:formula="of:=[.D35]/(([.C35]+100)*LOG([.C35]+100;2))" office:value-type="float" office:value="179.606145975395" calcext:value-type="float">
            <text:p>179.606145975395</text:p>
          </table:table-cell>
          <table:table-cell table:formula="of:=[.E35]/(([.C35]+100)*LOG([.C35]+100;2))" office:value-type="float" office:value="2.05719042496712" calcext:value-type="float">
            <text:p>2.057190424967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3038543.471" calcext:value-type="float">
            <text:p>3038543.471</text:p>
          </table:table-cell>
          <table:table-cell office:value-type="float" office:value="32791.402" calcext:value-type="float">
            <text:p>32791.402</text:p>
          </table:table-cell>
          <table:table-cell table:formula="of:=[.D36]/(([.C36]+100)*LOG([.C36]+100;2))" office:value-type="float" office:value="191.995475632084" calcext:value-type="float">
            <text:p>191.995475632084</text:p>
          </table:table-cell>
          <table:table-cell table:formula="of:=[.E36]/(([.C36]+100)*LOG([.C36]+100;2))" office:value-type="float" office:value="2.07197984288205" calcext:value-type="float">
            <text:p>2.071979842882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463201.839" calcext:value-type="float">
            <text:p>3463201.839</text:p>
          </table:table-cell>
          <table:table-cell office:value-type="float" office:value="34987.196" calcext:value-type="float">
            <text:p>34987.196</text:p>
          </table:table-cell>
          <table:table-cell table:formula="of:=[.D37]/(([.C37]+100)*LOG([.C37]+100;2))" office:value-type="float" office:value="203.356857776262" calcext:value-type="float">
            <text:p>203.356857776262</text:p>
          </table:table-cell>
          <table:table-cell table:formula="of:=[.E37]/(([.C37]+100)*LOG([.C37]+100;2))" office:value-type="float" office:value="2.05442436557975" calcext:value-type="float">
            <text:p>2.054424365579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3939940.613" calcext:value-type="float">
            <text:p>3939940.613</text:p>
          </table:table-cell>
          <table:table-cell office:value-type="float" office:value="37221.141" calcext:value-type="float">
            <text:p>37221.141</text:p>
          </table:table-cell>
          <table:table-cell table:formula="of:=[.D38]/(([.C38]+100)*LOG([.C38]+100;2))" office:value-type="float" office:value="215.967125624886" calcext:value-type="float">
            <text:p>215.967125624886</text:p>
          </table:table-cell>
          <table:table-cell table:formula="of:=[.E38]/(([.C38]+100)*LOG([.C38]+100;2))" office:value-type="float" office:value="2.04027005070205" calcext:value-type="float">
            <text:p>2.040270050702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4467708.869" calcext:value-type="float">
            <text:p>4467708.869</text:p>
          </table:table-cell>
          <table:table-cell office:value-type="float" office:value="42511.664" calcext:value-type="float">
            <text:p>42511.664</text:p>
          </table:table-cell>
          <table:table-cell table:formula="of:=[.D39]/(([.C39]+100)*LOG([.C39]+100;2))" office:value-type="float" office:value="229.527529629849" calcext:value-type="float">
            <text:p>229.527529629849</text:p>
          </table:table-cell>
          <table:table-cell table:formula="of:=[.E39]/(([.C39]+100)*LOG([.C39]+100;2))" office:value-type="float" office:value="2.18402709408374" calcext:value-type="float">
            <text:p>2.18402709408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4949181.772" calcext:value-type="float">
            <text:p>4949181.772</text:p>
          </table:table-cell>
          <table:table-cell office:value-type="float" office:value="45222.195" calcext:value-type="float">
            <text:p>45222.195</text:p>
          </table:table-cell>
          <table:table-cell table:formula="of:=[.D40]/(([.C40]+100)*LOG([.C40]+100;2))" office:value-type="float" office:value="239.155732665649" calcext:value-type="float">
            <text:p>239.155732665649</text:p>
          </table:table-cell>
          <table:table-cell table:formula="of:=[.E40]/(([.C40]+100)*LOG([.C40]+100;2))" office:value-type="float" office:value="2.18523943476082" calcext:value-type="float">
            <text:p>2.185239434760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5540316.164" calcext:value-type="float">
            <text:p>5540316.164</text:p>
          </table:table-cell>
          <table:table-cell office:value-type="float" office:value="49132.324" calcext:value-type="float">
            <text:p>49132.324</text:p>
          </table:table-cell>
          <table:table-cell table:formula="of:=[.D41]/(([.C41]+100)*LOG([.C41]+100;2))" office:value-type="float" office:value="252.618327161026" calcext:value-type="float">
            <text:p>252.618327161026</text:p>
          </table:table-cell>
          <table:table-cell table:formula="of:=[.E41]/(([.C41]+100)*LOG([.C41]+100;2))" office:value-type="float" office:value="2.24025581411088" calcext:value-type="float">
            <text:p>2.24025581411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909" calcext:value-type="float">
            <text:p>13.909</text:p>
          </table:table-cell>
          <table:table-cell office:value-type="float" office:value="11.786" calcext:value-type="float">
            <text:p>11.786</text:p>
          </table:table-cell>
          <table:table-cell table:formula="of:=[.D43]/(([.C43]+100)*LOG([.C43]+100;2))" office:value-type="float" office:value="0.0209351310484516" calcext:value-type="float">
            <text:p>0.0209351310484516</text:p>
          </table:table-cell>
          <table:table-cell table:formula="of:=[.E43]/(([.C43]+100)*LOG([.C43]+100;2))" office:value-type="float" office:value="0.0177396976444784" calcext:value-type="float">
            <text:p>0.0177396976444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2803.743" calcext:value-type="float">
            <text:p>12803.743</text:p>
          </table:table-cell>
          <table:table-cell office:value-type="float" office:value="4214.752" calcext:value-type="float">
            <text:p>4214.752</text:p>
          </table:table-cell>
          <table:table-cell table:formula="of:=[.D44]/(([.C44]+100)*LOG([.C44]+100;2))" office:value-type="float" office:value="8.37518569300644" calcext:value-type="float">
            <text:p>8.37518569300644</text:p>
          </table:table-cell>
          <table:table-cell table:formula="of:=[.E44]/(([.C44]+100)*LOG([.C44]+100;2))" office:value-type="float" office:value="2.75695401336705" calcext:value-type="float">
            <text:p>2.756954013367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4233.962" calcext:value-type="float">
            <text:p>44233.962</text:p>
          </table:table-cell>
          <table:table-cell office:value-type="float" office:value="10620.25" calcext:value-type="float">
            <text:p>10620.25</text:p>
          </table:table-cell>
          <table:table-cell table:formula="of:=[.D45]/(([.C45]+100)*LOG([.C45]+100;2))" office:value-type="float" office:value="17.9183119164234" calcext:value-type="float">
            <text:p>17.9183119164234</text:p>
          </table:table-cell>
          <table:table-cell table:formula="of:=[.E45]/(([.C45]+100)*LOG([.C45]+100;2))" office:value-type="float" office:value="4.30205533319389" calcext:value-type="float">
            <text:p>4.302055333193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9830.761" calcext:value-type="float">
            <text:p>89830.761</text:p>
          </table:table-cell>
          <table:table-cell office:value-type="float" office:value="16894.367" calcext:value-type="float">
            <text:p>16894.367</text:p>
          </table:table-cell>
          <table:table-cell table:formula="of:=[.D46]/(([.C46]+100)*LOG([.C46]+100;2))" office:value-type="float" office:value="25.9811012087017" calcext:value-type="float">
            <text:p>25.9811012087017</text:p>
          </table:table-cell>
          <table:table-cell table:formula="of:=[.E46]/(([.C46]+100)*LOG([.C46]+100;2))" office:value-type="float" office:value="4.8862355611565" calcext:value-type="float">
            <text:p>4.8862355611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61544.137" calcext:value-type="float">
            <text:p>161544.137</text:p>
          </table:table-cell>
          <table:table-cell office:value-type="float" office:value="21693.162" calcext:value-type="float">
            <text:p>21693.162</text:p>
          </table:table-cell>
          <table:table-cell table:formula="of:=[.D47]/(([.C47]+100)*LOG([.C47]+100;2))" office:value-type="float" office:value="36.0356956783705" calcext:value-type="float">
            <text:p>36.0356956783705</text:p>
          </table:table-cell>
          <table:table-cell table:formula="of:=[.E47]/(([.C47]+100)*LOG([.C47]+100;2))" office:value-type="float" office:value="4.83909969529623" calcext:value-type="float">
            <text:p>4.83909969529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19213.616" calcext:value-type="float">
            <text:p>219213.616</text:p>
          </table:table-cell>
          <table:table-cell office:value-type="float" office:value="27619.843" calcext:value-type="float">
            <text:p>27619.843</text:p>
          </table:table-cell>
          <table:table-cell table:formula="of:=[.D48]/(([.C48]+100)*LOG([.C48]+100;2))" office:value-type="float" office:value="39.5886016314224" calcext:value-type="float">
            <text:p>39.5886016314224</text:p>
          </table:table-cell>
          <table:table-cell table:formula="of:=[.E48]/(([.C48]+100)*LOG([.C48]+100;2))" office:value-type="float" office:value="4.98797009784935" calcext:value-type="float">
            <text:p>4.987970097849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29719.869" calcext:value-type="float">
            <text:p>329719.869</text:p>
          </table:table-cell>
          <table:table-cell office:value-type="float" office:value="36951.53" calcext:value-type="float">
            <text:p>36951.53</text:p>
          </table:table-cell>
          <table:table-cell table:formula="of:=[.D49]/(([.C49]+100)*LOG([.C49]+100;2))" office:value-type="float" office:value="49.8378862467706" calcext:value-type="float">
            <text:p>49.8378862467706</text:p>
          </table:table-cell>
          <table:table-cell table:formula="of:=[.E49]/(([.C49]+100)*LOG([.C49]+100;2))" office:value-type="float" office:value="5.58530535138643" calcext:value-type="float">
            <text:p>5.585305351386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30486.822" calcext:value-type="float">
            <text:p>430486.822</text:p>
          </table:table-cell>
          <table:table-cell office:value-type="float" office:value="42022.511" calcext:value-type="float">
            <text:p>42022.511</text:p>
          </table:table-cell>
          <table:table-cell table:formula="of:=[.D50]/(([.C50]+100)*LOG([.C50]+100;2))" office:value-type="float" office:value="55.7980663451359" calcext:value-type="float">
            <text:p>55.7980663451359</text:p>
          </table:table-cell>
          <table:table-cell table:formula="of:=[.E50]/(([.C50]+100)*LOG([.C50]+100;2))" office:value-type="float" office:value="5.44679822223967" calcext:value-type="float">
            <text:p>5.446798222239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70286.34" calcext:value-type="float">
            <text:p>570286.34</text:p>
          </table:table-cell>
          <table:table-cell office:value-type="float" office:value="50907.487" calcext:value-type="float">
            <text:p>50907.487</text:p>
          </table:table-cell>
          <table:table-cell table:formula="of:=[.D51]/(([.C51]+100)*LOG([.C51]+100;2))" office:value-type="float" office:value="64.5675175085402" calcext:value-type="float">
            <text:p>64.5675175085402</text:p>
          </table:table-cell>
          <table:table-cell table:formula="of:=[.E51]/(([.C51]+100)*LOG([.C51]+100;2))" office:value-type="float" office:value="5.76371872801352" calcext:value-type="float">
            <text:p>5.763718728013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677574.156" calcext:value-type="float">
            <text:p>677574.156</text:p>
          </table:table-cell>
          <table:table-cell office:value-type="float" office:value="56646.544" calcext:value-type="float">
            <text:p>56646.544</text:p>
          </table:table-cell>
          <table:table-cell table:formula="of:=[.D52]/(([.C52]+100)*LOG([.C52]+100;2))" office:value-type="float" office:value="67.9900484142352" calcext:value-type="float">
            <text:p>67.9900484142352</text:p>
          </table:table-cell>
          <table:table-cell table:formula="of:=[.E52]/(([.C52]+100)*LOG([.C52]+100;2))" office:value-type="float" office:value="5.68410296489984" calcext:value-type="float">
            <text:p>5.684102964899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70093.423" calcext:value-type="float">
            <text:p>870093.423</text:p>
          </table:table-cell>
          <table:table-cell office:value-type="float" office:value="66468.508" calcext:value-type="float">
            <text:p>66468.508</text:p>
          </table:table-cell>
          <table:table-cell table:formula="of:=[.D53]/(([.C53]+100)*LOG([.C53]+100;2))" office:value-type="float" office:value="78.2907540504297" calcext:value-type="float">
            <text:p>78.2907540504297</text:p>
          </table:table-cell>
          <table:table-cell table:formula="of:=[.E53]/(([.C53]+100)*LOG([.C53]+100;2))" office:value-type="float" office:value="5.9808170874164" calcext:value-type="float">
            <text:p>5.98081708741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009323.477" calcext:value-type="float">
            <text:p>1009323.477</text:p>
          </table:table-cell>
          <table:table-cell office:value-type="float" office:value="71076.038" calcext:value-type="float">
            <text:p>71076.038</text:p>
          </table:table-cell>
          <table:table-cell table:formula="of:=[.D54]/(([.C54]+100)*LOG([.C54]+100;2))" office:value-type="float" office:value="82.2287424335238" calcext:value-type="float">
            <text:p>82.2287424335238</text:p>
          </table:table-cell>
          <table:table-cell table:formula="of:=[.E54]/(([.C54]+100)*LOG([.C54]+100;2))" office:value-type="float" office:value="5.79050557633799" calcext:value-type="float">
            <text:p>5.790505576337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205073.412" calcext:value-type="float">
            <text:p>1205073.412</text:p>
          </table:table-cell>
          <table:table-cell office:value-type="float" office:value="83664.139" calcext:value-type="float">
            <text:p>83664.139</text:p>
          </table:table-cell>
          <table:table-cell table:formula="of:=[.D55]/(([.C55]+100)*LOG([.C55]+100;2))" office:value-type="float" office:value="89.6126286355508" calcext:value-type="float">
            <text:p>89.6126286355508</text:p>
          </table:table-cell>
          <table:table-cell table:formula="of:=[.E55]/(([.C55]+100)*LOG([.C55]+100;2))" office:value-type="float" office:value="6.2214993241591" calcext:value-type="float">
            <text:p>6.22149932415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411177.607" calcext:value-type="float">
            <text:p>1411177.607</text:p>
          </table:table-cell>
          <table:table-cell office:value-type="float" office:value="96444.942" calcext:value-type="float">
            <text:p>96444.942</text:p>
          </table:table-cell>
          <table:table-cell table:formula="of:=[.D56]/(([.C56]+100)*LOG([.C56]+100;2))" office:value-type="float" office:value="96.4466217564787" calcext:value-type="float">
            <text:p>96.4466217564787</text:p>
          </table:table-cell>
          <table:table-cell table:formula="of:=[.E56]/(([.C56]+100)*LOG([.C56]+100;2))" office:value-type="float" office:value="6.59150825187345" calcext:value-type="float">
            <text:p>6.59150825187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1596265.099" calcext:value-type="float">
            <text:p>1596265.099</text:p>
          </table:table-cell>
          <table:table-cell office:value-type="float" office:value="101274.814" calcext:value-type="float">
            <text:p>101274.814</text:p>
          </table:table-cell>
          <table:table-cell table:formula="of:=[.D57]/(([.C57]+100)*LOG([.C57]+100;2))" office:value-type="float" office:value="100.862692879802" calcext:value-type="float">
            <text:p>100.862692879802</text:p>
          </table:table-cell>
          <table:table-cell table:formula="of:=[.E57]/(([.C57]+100)*LOG([.C57]+100;2))" office:value-type="float" office:value="6.39921931973597" calcext:value-type="float">
            <text:p>6.399219319735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888825.287" calcext:value-type="float">
            <text:p>1888825.287</text:p>
          </table:table-cell>
          <table:table-cell office:value-type="float" office:value="115157.224" calcext:value-type="float">
            <text:p>115157.224</text:p>
          </table:table-cell>
          <table:table-cell table:formula="of:=[.D58]/(([.C58]+100)*LOG([.C58]+100;2))" office:value-type="float" office:value="110.910536870001" calcext:value-type="float">
            <text:p>110.910536870001</text:p>
          </table:table-cell>
          <table:table-cell table:formula="of:=[.E58]/(([.C58]+100)*LOG([.C58]+100;2))" office:value-type="float" office:value="6.76195391188607" calcext:value-type="float">
            <text:p>6.761953911886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2100399.196" calcext:value-type="float">
            <text:p>2100399.196</text:p>
          </table:table-cell>
          <table:table-cell office:value-type="float" office:value="129566.417" calcext:value-type="float">
            <text:p>129566.417</text:p>
          </table:table-cell>
          <table:table-cell table:formula="of:=[.D59]/(([.C59]+100)*LOG([.C59]+100;2))" office:value-type="float" office:value="115.13299858587" calcext:value-type="float">
            <text:p>115.13299858587</text:p>
          </table:table-cell>
          <table:table-cell table:formula="of:=[.E59]/(([.C59]+100)*LOG([.C59]+100;2))" office:value-type="float" office:value="7.10215950074914" calcext:value-type="float">
            <text:p>7.102159500749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379425.782" calcext:value-type="float">
            <text:p>2379425.782</text:p>
          </table:table-cell>
          <table:table-cell office:value-type="float" office:value="137603.818" calcext:value-type="float">
            <text:p>137603.818</text:p>
          </table:table-cell>
          <table:table-cell table:formula="of:=[.D60]/(([.C60]+100)*LOG([.C60]+100;2))" office:value-type="float" office:value="122.24245976938" calcext:value-type="float">
            <text:p>122.24245976938</text:p>
          </table:table-cell>
          <table:table-cell table:formula="of:=[.E60]/(([.C60]+100)*LOG([.C60]+100;2))" office:value-type="float" office:value="7.06936493385362" calcext:value-type="float">
            <text:p>7.069364933853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2906740.472" calcext:value-type="float">
            <text:p>2906740.472</text:p>
          </table:table-cell>
          <table:table-cell office:value-type="float" office:value="176337.036" calcext:value-type="float">
            <text:p>176337.036</text:p>
          </table:table-cell>
          <table:table-cell table:formula="of:=[.D61]/(([.C61]+100)*LOG([.C61]+100;2))" office:value-type="float" office:value="140.460318346548" calcext:value-type="float">
            <text:p>140.460318346548</text:p>
          </table:table-cell>
          <table:table-cell table:formula="of:=[.E61]/(([.C61]+100)*LOG([.C61]+100;2))" office:value-type="float" office:value="8.52100710449898" calcext:value-type="float">
            <text:p>8.521007104498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3062114.204" calcext:value-type="float">
            <text:p>3062114.204</text:p>
          </table:table-cell>
          <table:table-cell office:value-type="float" office:value="163910.114" calcext:value-type="float">
            <text:p>163910.114</text:p>
          </table:table-cell>
          <table:table-cell table:formula="of:=[.D62]/(([.C62]+100)*LOG([.C62]+100;2))" office:value-type="float" office:value="139.621304072295" calcext:value-type="float">
            <text:p>139.621304072295</text:p>
          </table:table-cell>
          <table:table-cell table:formula="of:=[.E62]/(([.C62]+100)*LOG([.C62]+100;2))" office:value-type="float" office:value="7.47370683870109" calcext:value-type="float">
            <text:p>7.47370683870109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14.196" calcext:value-type="float">
            <text:p>214.196</text:p>
          </table:table-cell>
          <table:table-cell office:value-type="float" office:value="0.396" calcext:value-type="float">
            <text:p>0.39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5631.905" calcext:value-type="float">
            <text:p>15631.905</text:p>
          </table:table-cell>
          <table:table-cell office:value-type="float" office:value="7431.153" calcext:value-type="float">
            <text:p>7431.153</text:p>
          </table:table-cell>
          <table:table-cell office:value-type="float" office:value="3476.061" calcext:value-type="float">
            <text:p>3476.061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7550.121" calcext:value-type="float">
            <text:p>7550.121</text:p>
          </table:table-cell>
          <table:table-cell office:value-type="float" office:value="14788.288" calcext:value-type="float">
            <text:p>14788.288</text:p>
          </table:table-cell>
          <table:table-cell office:value-type="float" office:value="7970.817" calcext:value-type="float">
            <text:p>7970.817</text:p>
          </table:table-cell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3209.507" calcext:value-type="float">
            <text:p>13209.507</text:p>
          </table:table-cell>
          <table:table-cell office:value-type="float" office:value="25755.101" calcext:value-type="float">
            <text:p>25755.101</text:p>
          </table:table-cell>
          <table:table-cell office:value-type="float" office:value="11779.932" calcext:value-type="float">
            <text:p>11779.932</text:p>
          </table:table-cell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19485.895" calcext:value-type="float">
            <text:p>19485.895</text:p>
          </table:table-cell>
          <table:table-cell office:value-type="float" office:value="32977.699" calcext:value-type="float">
            <text:p>32977.699</text:p>
          </table:table-cell>
          <table:table-cell office:value-type="float" office:value="21890.98" calcext:value-type="float">
            <text:p>21890.98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25036.414" calcext:value-type="float">
            <text:p>25036.414</text:p>
          </table:table-cell>
          <table:table-cell office:value-type="float" office:value="47798.769" calcext:value-type="float">
            <text:p>47798.769</text:p>
          </table:table-cell>
          <table:table-cell office:value-type="float" office:value="25358.323" calcext:value-type="float">
            <text:p>25358.323</text:p>
          </table:table-cell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30974.95" calcext:value-type="float">
            <text:p>30974.95</text:p>
          </table:table-cell>
          <table:table-cell office:value-type="float" office:value="58867.772" calcext:value-type="float">
            <text:p>58867.772</text:p>
          </table:table-cell>
          <table:table-cell office:value-type="float" office:value="30227.443" calcext:value-type="float">
            <text:p>30227.443</text:p>
          </table:table-cell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 office:value-type="float" office:value="36659.478" calcext:value-type="float">
            <text:p>36659.478</text:p>
          </table:table-cell>
          <table:table-cell office:value-type="float" office:value="71365.246" calcext:value-type="float">
            <text:p>71365.246</text:p>
          </table:table-cell>
          <table:table-cell office:value-type="float" office:value="41956.68" calcext:value-type="float">
            <text:p>41956.68</text:p>
          </table:table-cell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 office:value-type="float" office:value="42089.683" calcext:value-type="float">
            <text:p>42089.683</text:p>
          </table:table-cell>
          <table:table-cell office:value-type="float" office:value="83560.475" calcext:value-type="float">
            <text:p>83560.475</text:p>
          </table:table-cell>
          <table:table-cell office:value-type="float" office:value="39780.911" calcext:value-type="float">
            <text:p>39780.911</text:p>
          </table:table-cell>
        </table:table-row>
        <table:table-row table:style-name="ro1">
          <table:table-cell table:number-columns-repeated="6"/>
          <table:table-cell office:value-type="float" office:value="900" calcext:value-type="float">
            <text:p>900</text:p>
          </table:table-cell>
          <table:table-cell office:value-type="float" office:value="44768.521" calcext:value-type="float">
            <text:p>44768.521</text:p>
          </table:table-cell>
          <table:table-cell office:value-type="float" office:value="87526.693" calcext:value-type="float">
            <text:p>87526.693</text:p>
          </table:table-cell>
          <table:table-cell office:value-type="float" office:value="50904.601" calcext:value-type="float">
            <text:p>50904.601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54206.41" calcext:value-type="float">
            <text:p>54206.41</text:p>
          </table:table-cell>
          <table:table-cell office:value-type="float" office:value="98557.473" calcext:value-type="float">
            <text:p>98557.473</text:p>
          </table:table-cell>
          <table:table-cell office:value-type="float" office:value="56363.017" calcext:value-type="float">
            <text:p>56363.017</text:p>
          </table:table-cell>
        </table:table-row>
        <table:table-row table:style-name="ro1">
          <table:table-cell table:number-columns-repeated="6"/>
          <table:table-cell office:value-type="float" office:value="1100" calcext:value-type="float">
            <text:p>1100</text:p>
          </table:table-cell>
          <table:table-cell office:value-type="float" office:value="65918.893" calcext:value-type="float">
            <text:p>65918.893</text:p>
          </table:table-cell>
          <table:table-cell office:value-type="float" office:value="110888.07" calcext:value-type="float">
            <text:p>110888.07</text:p>
          </table:table-cell>
          <table:table-cell office:value-type="float" office:value="62604.219" calcext:value-type="float">
            <text:p>62604.219</text:p>
          </table:table-cell>
        </table:table-row>
        <table:table-row table:style-name="ro1">
          <table:table-cell table:number-columns-repeated="6"/>
          <table:table-cell office:value-type="float" office:value="1200" calcext:value-type="float">
            <text:p>1200</text:p>
          </table:table-cell>
          <table:table-cell office:value-type="float" office:value="74924.273" calcext:value-type="float">
            <text:p>74924.273</text:p>
          </table:table-cell>
          <table:table-cell office:value-type="float" office:value="121514.916" calcext:value-type="float">
            <text:p>121514.916</text:p>
          </table:table-cell>
          <table:table-cell office:value-type="float" office:value="83390.68" calcext:value-type="float">
            <text:p>83390.68</text:p>
          </table:table-cell>
        </table:table-row>
        <table:table-row table:style-name="ro1">
          <table:table-cell table:number-columns-repeated="6"/>
          <table:table-cell office:value-type="float" office:value="1300" calcext:value-type="float">
            <text:p>1300</text:p>
          </table:table-cell>
          <table:table-cell office:value-type="float" office:value="84068.735" calcext:value-type="float">
            <text:p>84068.735</text:p>
          </table:table-cell>
          <table:table-cell office:value-type="float" office:value="134270.869" calcext:value-type="float">
            <text:p>134270.869</text:p>
          </table:table-cell>
          <table:table-cell office:value-type="float" office:value="92544.237" calcext:value-type="float">
            <text:p>92544.237</text:p>
          </table:table-cell>
        </table:table-row>
        <table:table-row table:style-name="ro1">
          <table:table-cell table:number-columns-repeated="6"/>
          <table:table-cell office:value-type="float" office:value="1400" calcext:value-type="float">
            <text:p>1400</text:p>
          </table:table-cell>
          <table:table-cell office:value-type="float" office:value="100518.38" calcext:value-type="float">
            <text:p>100518.38</text:p>
          </table:table-cell>
          <table:table-cell office:value-type="float" office:value="145361.024" calcext:value-type="float">
            <text:p>145361.024</text:p>
          </table:table-cell>
          <table:table-cell office:value-type="float" office:value="107040.425" calcext:value-type="float">
            <text:p>107040.425</text:p>
          </table:table-cell>
        </table:table-row>
        <table:table-row table:style-name="ro1">
          <table:table-cell table:number-columns-repeated="6"/>
          <table:table-cell office:value-type="float" office:value="1500" calcext:value-type="float">
            <text:p>1500</text:p>
          </table:table-cell>
          <table:table-cell office:value-type="float" office:value="111219.841" calcext:value-type="float">
            <text:p>111219.841</text:p>
          </table:table-cell>
          <table:table-cell office:value-type="float" office:value="157873.829" calcext:value-type="float">
            <text:p>157873.829</text:p>
          </table:table-cell>
          <table:table-cell office:value-type="float" office:value="113787.96" calcext:value-type="float">
            <text:p>113787.96</text:p>
          </table:table-cell>
        </table:table-row>
        <table:table-row table:style-name="ro1">
          <table:table-cell table:number-columns-repeated="6"/>
          <table:table-cell office:value-type="float" office:value="1600" calcext:value-type="float">
            <text:p>1600</text:p>
          </table:table-cell>
          <table:table-cell office:value-type="float" office:value="127265.777" calcext:value-type="float">
            <text:p>127265.777</text:p>
          </table:table-cell>
          <table:table-cell office:value-type="float" office:value="170694.156" calcext:value-type="float">
            <text:p>170694.156</text:p>
          </table:table-cell>
          <table:table-cell office:value-type="float" office:value="128298.959" calcext:value-type="float">
            <text:p>128298.959</text:p>
          </table:table-cell>
        </table:table-row>
        <table:table-row table:style-name="ro1">
          <table:table-cell table:number-columns-repeated="6"/>
          <table:table-cell office:value-type="float" office:value="1700" calcext:value-type="float">
            <text:p>1700</text:p>
          </table:table-cell>
          <table:table-cell office:value-type="float" office:value="135989.126" calcext:value-type="float">
            <text:p>135989.126</text:p>
          </table:table-cell>
          <table:table-cell office:value-type="float" office:value="181093.627" calcext:value-type="float">
            <text:p>181093.627</text:p>
          </table:table-cell>
          <table:table-cell office:value-type="float" office:value="145841.481" calcext:value-type="float">
            <text:p>145841.481</text:p>
          </table:table-cell>
        </table:table-row>
        <table:table-row table:style-name="ro1">
          <table:table-cell table:number-columns-repeated="6"/>
          <table:table-cell office:value-type="float" office:value="1800" calcext:value-type="float">
            <text:p>1800</text:p>
          </table:table-cell>
          <table:table-cell office:value-type="float" office:value="148019.106" calcext:value-type="float">
            <text:p>148019.106</text:p>
          </table:table-cell>
          <table:table-cell office:value-type="float" office:value="195403.11" calcext:value-type="float">
            <text:p>195403.11</text:p>
          </table:table-cell>
          <table:table-cell office:value-type="float" office:value="153354.413" calcext:value-type="float">
            <text:p>153354.413</text:p>
          </table:table-cell>
        </table:table-row>
        <table:table-row table:style-name="ro1">
          <table:table-cell table:number-columns-repeated="6"/>
          <table:table-cell office:value-type="float" office:value="1900" calcext:value-type="float">
            <text:p>1900</text:p>
          </table:table-cell>
          <table:table-cell office:value-type="float" office:value="176418.621" calcext:value-type="float">
            <text:p>176418.621</text:p>
          </table:table-cell>
          <table:table-cell office:value-type="float" office:value="222037.7" calcext:value-type="float">
            <text:p>222037.7</text:p>
          </table:table-cell>
          <table:table-cell office:value-type="float" office:value="181268.168" calcext:value-type="float">
            <text:p>181268.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0:28:35.699712531</meta:creation-date>
    <dc:date>2022-10-06T23:16:07.899794015</dc:date>
    <meta:editing-duration>PT19M15S</meta:editing-duration>
    <meta:editing-cycles>1</meta:editing-cycles>
    <meta:document-statistic meta:table-count="1" meta:cell-count="404" meta:object-count="8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53cm" svg:height="9.43cm" xlink:href=".." xlink:type="simple" chart:class="chart:bar" chart:style-name="ch1">
        <chart:title svg:x="3.345cm" svg:y="0.324cm" chart:style-name="ch2">
          <text:p>Mergesort with Different Insertion Sort Thresholds</text:p>
        </chart:title>
        <chart:legend chart:legend-position="end" svg:x="15.337cm" svg:y="4.416cm" style:legend-expansion="high" chart:style-name="ch3"/>
        <chart:plot-area chart:style-name="ch4" table:cell-range-address="Sheet1.A1:Sheet1.B9" chart:data-source-has-labels="both" svg:x="1.346cm" svg:y="1.291cm" svg:width="13.656cm" svg:height="6.97cm">
          <chart:coordinate-region svg:x="3.079cm" svg:y="1.49cm" svg:width="11.923cm" svg:height="6.124cm"/>
          <chart:axis chart:dimension="x" chart:name="primary-x" chart:style-name="ch5" chartooo:axis-type="auto">
            <chartooo:date-scale/>
            <chart:title svg:x="5.643cm" svg:y="8.449cm" chart:style-name="ch6">
              <text:p>insertion sort threshold (# of items)</text:p>
            </chart:title>
            <chart:categories table:cell-range-address="Sheet1.A1:Sheet1.A9"/>
          </chart:axis>
          <chart:axis chart:dimension="y" chart:name="primary-y" chart:style-name="ch7">
            <chart:title svg:x="0.451cm" svg:y="5.455cm" chart:style-name="ch8">
              <text:p>time (ns)</text:p>
            </chart:title>
            <chart:grid chart:style-name="ch9" chart:class="major"/>
          </chart:axis>
          <chart:series chart:style-name="ch10" chart:values-cell-range-address="Sheet1.B1:Sheet1.B9" loext:label-string="time" chart:class="chart:bar">
            <chart:data-point chart:repeated="9"/>
            <loext:propertry-mapping loext:property="BorderColor" loext:cell-range-address="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9</svg:desc>
                </draw:g>
              </table:table-cell>
              <table:table-cell office:value-type="float" office:value="25617265.326">
                <text:p>25617265.326</text:p>
                <draw:g>
                  <svg:desc>Sheet1.B1:Sheet1.B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007901.993">
                <text:p>25007901.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869128.747">
                <text:p>24869128.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286054.424">
                <text:p>25286054.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70748.605">
                <text:p>24970748.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577594.289">
                <text:p>24577594.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198536.916">
                <text:p>25198536.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4835274.748">
                <text:p>24835274.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744780.46">
                <text:p>24744780.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5cm" chart:style-name="ch2">
          <text:p>T(N)/F(N) R
atio for Merge and Quick Sort</text:p>
        </chart:title>
        <chart:legend chart:legend-position="end" svg:x="13.121cm" svg:y="3.952cm" style:legend-expansion="high" chart:style-name="ch3"/>
        <chart:plot-area chart:style-name="ch4" table:cell-range-address="Sheet1.F1:Sheet1.G20" chart:data-source-has-labels="row" svg:x="1.412cm" svg:y="1.248cm" svg:width="11.468cm" svg:height="6.563cm">
          <chart:coordinate-region svg:x="2.033cm" svg:y="1.447cm" svg:width="10.661cm" svg:height="5.717cm"/>
          <chart:axis chart:dimension="x" chart:name="primary-x" chart:style-name="ch5">
            <chart:title svg:x="6.467cm" svg:y="7.991cm" chart:style-name="ch6">
              <text:p>N (100s)</text:p>
            </chart:title>
          </chart:axis>
          <chart:axis chart:dimension="y" chart:name="primary-y" chart:style-name="ch5">
            <chart:title svg:x="0.532cm" svg:y="5.618cm" chart:style-name="ch7">
              <text:p>T(N)/F(N) ratio</text:p>
            </chart:title>
            <chart:grid chart:style-name="ch8" chart:class="major"/>
          </chart:axis>
          <chart:series chart:style-name="ch9" chart:values-cell-range-address="Sheet1.F1:Sheet1.F20" loext:label-string="mergesort" chart:class="chart:line">
            <chart:data-point chart:repeated="20"/>
          </chart:series>
          <chart:series chart:style-name="ch10" chart:values-cell-range-address="Sheet1.G1:Sheet1.G20" loext:label-string="quicksort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2106867433248">
                <text:p>0.612106867433248</text:p>
                <draw:g>
                  <svg:desc>Sheet1.F1:Sheet1.F20</svg:desc>
                </draw:g>
              </table:table-cell>
              <table:table-cell office:value-type="float" office:value="0.266015691718325">
                <text:p>0.266015691718325</text:p>
                <draw:g>
                  <svg:desc>Sheet1.G1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8581536516906">
                <text:p>10.8581536516906</text:p>
              </table:table-cell>
              <table:table-cell office:value-type="float" office:value="3.57362099990071">
                <text:p>3.57362099990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7148376631093">
                <text:p>4.87148376631093</text:p>
              </table:table-cell>
              <table:table-cell office:value-type="float" office:value="0.606240116307554">
                <text:p>0.606240116307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9890395912856">
                <text:p>5.89890395912856</text:p>
              </table:table-cell>
              <table:table-cell office:value-type="float" office:value="1.19542219041352">
                <text:p>1.19542219041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0782167324893">
                <text:p>6.20782167324893</text:p>
              </table:table-cell>
              <table:table-cell office:value-type="float" office:value="1.10869230001496">
                <text:p>1.10869230001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2780924070039">
                <text:p>6.72780924070039</text:p>
              </table:table-cell>
              <table:table-cell office:value-type="float" office:value="1.21243578135554">
                <text:p>1.21243578135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5121152642702">
                <text:p>6.65121152642702</text:p>
              </table:table-cell>
              <table:table-cell office:value-type="float" office:value="1.20665744852919">
                <text:p>1.20665744852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6613677433625">
                <text:p>6.96613677433625</text:p>
              </table:table-cell>
              <table:table-cell office:value-type="float" office:value="1.19537309797537">
                <text:p>1.19537309797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3708075655626">
                <text:p>7.13708075655626</text:p>
              </table:table-cell>
              <table:table-cell office:value-type="float" office:value="1.14172121875408">
                <text:p>1.14172121875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3842926066102">
                <text:p>7.33842926066102</text:p>
              </table:table-cell>
              <table:table-cell office:value-type="float" office:value="1.34485883069206">
                <text:p>1.34485883069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2435339003757">
                <text:p>7.42435339003757</text:p>
              </table:table-cell>
              <table:table-cell office:value-type="float" office:value="1.30401385396127">
                <text:p>1.30401385396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6144095188441">
                <text:p>7.46144095188441</text:p>
              </table:table-cell>
              <table:table-cell office:value-type="float" office:value="1.37894507601081">
                <text:p>1.37894507601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9833077071363">
                <text:p>7.49833077071363</text:p>
              </table:table-cell>
              <table:table-cell office:value-type="float" office:value="1.30611023596994">
                <text:p>1.30611023596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7032683027924">
                <text:p>7.67032683027924</text:p>
              </table:table-cell>
              <table:table-cell office:value-type="float" office:value="1.28248677177951">
                <text:p>1.28248677177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6749944164">
                <text:p>7.6749944164</text:p>
              </table:table-cell>
              <table:table-cell office:value-type="float" office:value="1.31771380258385">
                <text:p>1.31771380258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195044884162">
                <text:p>7.8195044884162</text:p>
              </table:table-cell>
              <table:table-cell office:value-type="float" office:value="1.27688185866852">
                <text:p>1.27688185866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0551055303036">
                <text:p>7.50551055303036</text:p>
              </table:table-cell>
              <table:table-cell office:value-type="float" office:value="1.27737096012961">
                <text:p>1.27737096012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9919393367851">
                <text:p>7.79919393367851</text:p>
              </table:table-cell>
              <table:table-cell office:value-type="float" office:value="1.52597723193174">
                <text:p>1.52597723193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3696462942594">
                <text:p>7.73696462942594</text:p>
              </table:table-cell>
              <table:table-cell office:value-type="float" office:value="1.44627913139972">
                <text:p>1.44627913139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9045221124361">
                <text:p>7.69045221124361</text:p>
              </table:table-cell>
              <table:table-cell office:value-type="float" office:value="1.4783345248433">
                <text:p>1.4783345248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01cm" svg:y="0.316cm" chart:style-name="ch2">
          <text:p>Mergesort Quicksort Ascending List Comparison</text:p>
        </chart:title>
        <chart:legend chart:legend-position="end" svg:x="13.121cm" svg:y="3.952cm" style:legend-expansion="high" chart:style-name="ch3"/>
        <chart:plot-area chart:style-name="ch4" table:cell-range-address="Sheet1.D1:Sheet1.E20" chart:data-source-has-labels="row" svg:x="1.304cm" svg:y="1.3cm" svg:width="11.468cm" svg:height="6.563cm">
          <chart:coordinate-region svg:x="2.666cm" svg:y="1.499cm" svg:width="9.92cm" svg:height="5.717cm"/>
          <chart:axis chart:dimension="x" chart:name="primary-x" chart:style-name="ch5">
            <chart:title svg:x="6.359cm" svg:y="8.043cm" chart:style-name="ch6">
              <text:p>N (100s)</text:p>
            </chart:title>
          </chart:axis>
          <chart:axis chart:dimension="y" chart:name="primary-y" chart:style-name="ch5">
            <chart:title svg:x="0.424cm" svg:y="5.26cm" chart:style-name="ch7">
              <text:p>time (ns)</text:p>
            </chart:title>
            <chart:grid chart:style-name="ch8" chart:class="major"/>
          </chart:axis>
          <chart:series chart:style-name="ch9" chart:values-cell-range-address="Sheet1.D1:Sheet1.D20" loext:label-string="mergesort" chart:class="chart:line">
            <chart:data-point chart:repeated="20"/>
          </chart:series>
          <chart:series chart:style-name="ch10" chart:values-cell-range-address="Sheet1.E1:Sheet1.E20" loext:label-string="quicksort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6.675">
                <text:p>406.675</text:p>
                <draw:g>
                  <svg:desc>Sheet1.D1:Sheet1.D20</svg:desc>
                </draw:g>
              </table:table-cell>
              <table:table-cell office:value-type="float" office:value="176.737">
                <text:p>176.737</text:p>
                <draw:g>
                  <svg:desc>Sheet1.E1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99.633">
                <text:p>16599.633</text:p>
              </table:table-cell>
              <table:table-cell office:value-type="float" office:value="5463.249">
                <text:p>5463.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25.967">
                <text:p>12025.967</text:p>
              </table:table-cell>
              <table:table-cell office:value-type="float" office:value="1496.592">
                <text:p>1496.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95.711">
                <text:p>20395.711</text:p>
              </table:table-cell>
              <table:table-cell office:value-type="float" office:value="4133.223">
                <text:p>4133.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28.995">
                <text:p>27828.995</text:p>
              </table:table-cell>
              <table:table-cell office:value-type="float" office:value="4970.148">
                <text:p>4970.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53.839">
                <text:p>37253.839</text:p>
              </table:table-cell>
              <table:table-cell office:value-type="float" office:value="6713.61">
                <text:p>6713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03.403">
                <text:p>44003.403</text:p>
              </table:table-cell>
              <table:table-cell office:value-type="float" office:value="7983.062">
                <text:p>7983.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44.337">
                <text:p>53744.337</text:p>
              </table:table-cell>
              <table:table-cell office:value-type="float" office:value="9222.405">
                <text:p>9222.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37.574">
                <text:p>63037.574</text:p>
              </table:table-cell>
              <table:table-cell office:value-type="float" office:value="10084.142">
                <text:p>10084.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133.203">
                <text:p>73133.203</text:p>
              </table:table-cell>
              <table:table-cell office:value-type="float" office:value="13402.573">
                <text:p>13402.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511.417">
                <text:p>82511.417</text:p>
              </table:table-cell>
              <table:table-cell office:value-type="float" office:value="14492.31">
                <text:p>14492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586.072">
                <text:p>91586.072</text:p>
              </table:table-cell>
              <table:table-cell office:value-type="float" office:value="16925.975">
                <text:p>16925.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834.438">
                <text:p>100834.438</text:p>
              </table:table-cell>
              <table:table-cell office:value-type="float" office:value="17564.028">
                <text:p>17564.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229.887">
                <text:p>112229.887</text:p>
              </table:table-cell>
              <table:table-cell office:value-type="float" office:value="18764.956">
                <text:p>18764.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465.384">
                <text:p>121465.384</text:p>
              </table:table-cell>
              <table:table-cell office:value-type="float" office:value="20854.297">
                <text:p>20854.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167.49">
                <text:p>133167.49</text:p>
              </table:table-cell>
              <table:table-cell office:value-type="float" office:value="21745.515">
                <text:p>21745.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924.848">
                <text:p>136924.848</text:p>
              </table:table-cell>
              <table:table-cell office:value-type="float" office:value="23303.388">
                <text:p>23303.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809.798">
                <text:p>151809.798</text:p>
              </table:table-cell>
              <table:table-cell office:value-type="float" office:value="29702.851">
                <text:p>29702.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111.756">
                <text:p>160111.756</text:p>
              </table:table-cell>
              <table:table-cell office:value-type="float" office:value="29929.863">
                <text:p>29929.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8663.68">
                <text:p>168663.68</text:p>
              </table:table-cell>
              <table:table-cell office:value-type="float" office:value="32422.195">
                <text:p>32422.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9cm" svg:y="0.316cm" chart:style-name="ch2">
          <text:p>Mergesort Quicksort Descending List Comparison</text:p>
        </chart:title>
        <chart:legend chart:legend-position="end" svg:x="13.121cm" svg:y="3.952cm" style:legend-expansion="high" chart:style-name="ch3"/>
        <chart:plot-area chart:style-name="ch4" table:cell-range-address="Sheet1.D22:Sheet1.E41" chart:data-source-has-labels="row" svg:x="1.331cm" svg:y="1.275cm" svg:width="11.47cm" svg:height="6.564cm">
          <chart:coordinate-region svg:x="2.878cm" svg:y="1.474cm" svg:width="9.737cm" svg:height="5.718cm"/>
          <chart:axis chart:dimension="x" chart:name="primary-x" chart:style-name="ch5">
            <chart:title svg:x="6.387cm" svg:y="8.019cm" chart:style-name="ch6">
              <text:p>N (100s)</text:p>
            </chart:title>
          </chart:axis>
          <chart:axis chart:dimension="y" chart:name="primary-y" chart:style-name="ch5">
            <chart:title svg:x="0.451cm" svg:y="5.236cm" chart:style-name="ch7">
              <text:p>time (ns)</text:p>
            </chart:title>
            <chart:grid chart:style-name="ch8" chart:class="major"/>
          </chart:axis>
          <chart:series chart:style-name="ch9" chart:values-cell-range-address="Sheet1.D22:Sheet1.D41" loext:label-string="mergesort" chart:class="chart:line">
            <chart:data-point chart:repeated="20"/>
          </chart:series>
          <chart:series chart:style-name="ch10" chart:values-cell-range-address="Sheet1.E22:Sheet1.E41" loext:label-string="quicksort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688">
                <text:p>15.688</text:p>
                <draw:g>
                  <svg:desc>Sheet1.D22:Sheet1.D41</svg:desc>
                </draw:g>
              </table:table-cell>
              <table:table-cell office:value-type="float" office:value="0.687">
                <text:p>0.687</text:p>
                <draw:g>
                  <svg:desc>Sheet1.E22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04.855">
                <text:p>46304.855</text:p>
              </table:table-cell>
              <table:table-cell office:value-type="float" office:value="16050.282">
                <text:p>16050.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609.485">
                <text:p>71609.485</text:p>
              </table:table-cell>
              <table:table-cell office:value-type="float" office:value="4312.997">
                <text:p>4312.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018.237">
                <text:p>154018.237</text:p>
              </table:table-cell>
              <table:table-cell office:value-type="float" office:value="6244.172">
                <text:p>6244.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335.176">
                <text:p>263335.176</text:p>
              </table:table-cell>
              <table:table-cell office:value-type="float" office:value="8287.085">
                <text:p>8287.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2726.067">
                <text:p>402726.067</text:p>
              </table:table-cell>
              <table:table-cell office:value-type="float" office:value="11050.086">
                <text:p>11050.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9950.606">
                <text:p>569950.606</text:p>
              </table:table-cell>
              <table:table-cell office:value-type="float" office:value="13267.837">
                <text:p>13267.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9876.588">
                <text:p>769876.588</text:p>
              </table:table-cell>
              <table:table-cell office:value-type="float" office:value="15315.968">
                <text:p>15315.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3965.262">
                <text:p>1023965.262</text:p>
              </table:table-cell>
              <table:table-cell office:value-type="float" office:value="17425.175">
                <text:p>17425.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6218.75">
                <text:p>1286218.75</text:p>
              </table:table-cell>
              <table:table-cell office:value-type="float" office:value="21667.069">
                <text:p>21667.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0282.993">
                <text:p>1570282.993</text:p>
              </table:table-cell>
              <table:table-cell office:value-type="float" office:value="24139.201">
                <text:p>24139.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3358.494">
                <text:p>1913358.494</text:p>
              </table:table-cell>
              <table:table-cell office:value-type="float" office:value="26720.441">
                <text:p>26720.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55166.779">
                <text:p>2255166.779</text:p>
              </table:table-cell>
              <table:table-cell office:value-type="float" office:value="28078.215">
                <text:p>28078.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7942.448">
                <text:p>2627942.448</text:p>
              </table:table-cell>
              <table:table-cell office:value-type="float" office:value="30100.184">
                <text:p>30100.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8543.471">
                <text:p>3038543.471</text:p>
              </table:table-cell>
              <table:table-cell office:value-type="float" office:value="32791.402">
                <text:p>32791.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63201.839">
                <text:p>3463201.839</text:p>
              </table:table-cell>
              <table:table-cell office:value-type="float" office:value="34987.196">
                <text:p>34987.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39940.613">
                <text:p>3939940.613</text:p>
              </table:table-cell>
              <table:table-cell office:value-type="float" office:value="37221.141">
                <text:p>37221.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67708.869">
                <text:p>4467708.869</text:p>
              </table:table-cell>
              <table:table-cell office:value-type="float" office:value="42511.664">
                <text:p>42511.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49181.772">
                <text:p>4949181.772</text:p>
              </table:table-cell>
              <table:table-cell office:value-type="float" office:value="45222.195">
                <text:p>45222.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40316.164">
                <text:p>5540316.164</text:p>
              </table:table-cell>
              <table:table-cell office:value-type="float" office:value="49132.324">
                <text:p>49132.3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81cm" svg:y="0.316cm" chart:style-name="ch2">
          <text:p>Mergesort Quicksort Permuted List Comparison</text:p>
        </chart:title>
        <chart:legend chart:legend-position="end" svg:x="13.121cm" svg:y="3.952cm" style:legend-expansion="high" chart:style-name="ch3"/>
        <chart:plot-area chart:style-name="ch4" table:cell-range-address="Sheet1.D43:Sheet1.E62" chart:data-source-has-labels="row" svg:x="1.386cm" svg:y="1.327cm" svg:width="11.47cm" svg:height="6.563cm">
          <chart:coordinate-region svg:x="2.933cm" svg:y="1.526cm" svg:width="9.736cm" svg:height="5.717cm"/>
          <chart:axis chart:dimension="x" chart:name="primary-x" chart:style-name="ch5">
            <chart:title svg:x="6.442cm" svg:y="8.07cm" chart:style-name="ch6">
              <text:p>N (100s)</text:p>
            </chart:title>
          </chart:axis>
          <chart:axis chart:dimension="y" chart:name="primary-y" chart:style-name="ch5">
            <chart:title svg:x="0.506cm" svg:y="5.287cm" chart:style-name="ch7">
              <text:p>time (ns)</text:p>
            </chart:title>
            <chart:grid chart:style-name="ch8" chart:class="major"/>
          </chart:axis>
          <chart:series chart:style-name="ch9" chart:values-cell-range-address="Sheet1.D43:Sheet1.D62" loext:label-string="mergesort" chart:class="chart:line">
            <chart:data-point chart:repeated="20"/>
          </chart:series>
          <chart:series chart:style-name="ch10" chart:values-cell-range-address="Sheet1.E43:Sheet1.E62" loext:label-string="quicksort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909">
                <text:p>13.909</text:p>
                <draw:g>
                  <svg:desc>Sheet1.D43:Sheet1.D62</svg:desc>
                </draw:g>
              </table:table-cell>
              <table:table-cell office:value-type="float" office:value="11.786">
                <text:p>11.786</text:p>
                <draw:g>
                  <svg:desc>Sheet1.E43:Sheet1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03.743">
                <text:p>12803.743</text:p>
              </table:table-cell>
              <table:table-cell office:value-type="float" office:value="4214.752">
                <text:p>4214.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33.962">
                <text:p>44233.962</text:p>
              </table:table-cell>
              <table:table-cell office:value-type="float" office:value="10620.25">
                <text:p>1062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830.761">
                <text:p>89830.761</text:p>
              </table:table-cell>
              <table:table-cell office:value-type="float" office:value="16894.367">
                <text:p>16894.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544.137">
                <text:p>161544.137</text:p>
              </table:table-cell>
              <table:table-cell office:value-type="float" office:value="21693.162">
                <text:p>21693.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9213.616">
                <text:p>219213.616</text:p>
              </table:table-cell>
              <table:table-cell office:value-type="float" office:value="27619.843">
                <text:p>27619.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719.869">
                <text:p>329719.869</text:p>
              </table:table-cell>
              <table:table-cell office:value-type="float" office:value="36951.53">
                <text:p>36951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0486.822">
                <text:p>430486.822</text:p>
              </table:table-cell>
              <table:table-cell office:value-type="float" office:value="42022.511">
                <text:p>42022.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0286.34">
                <text:p>570286.34</text:p>
              </table:table-cell>
              <table:table-cell office:value-type="float" office:value="50907.487">
                <text:p>50907.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574.156">
                <text:p>677574.156</text:p>
              </table:table-cell>
              <table:table-cell office:value-type="float" office:value="56646.544">
                <text:p>56646.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093.423">
                <text:p>870093.423</text:p>
              </table:table-cell>
              <table:table-cell office:value-type="float" office:value="66468.508">
                <text:p>66468.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9323.477">
                <text:p>1009323.477</text:p>
              </table:table-cell>
              <table:table-cell office:value-type="float" office:value="71076.038">
                <text:p>71076.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5073.412">
                <text:p>1205073.412</text:p>
              </table:table-cell>
              <table:table-cell office:value-type="float" office:value="83664.139">
                <text:p>83664.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1177.607">
                <text:p>1411177.607</text:p>
              </table:table-cell>
              <table:table-cell office:value-type="float" office:value="96444.942">
                <text:p>96444.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6265.099">
                <text:p>1596265.099</text:p>
              </table:table-cell>
              <table:table-cell office:value-type="float" office:value="101274.814">
                <text:p>101274.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8825.287">
                <text:p>1888825.287</text:p>
              </table:table-cell>
              <table:table-cell office:value-type="float" office:value="115157.224">
                <text:p>115157.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0399.196">
                <text:p>2100399.196</text:p>
              </table:table-cell>
              <table:table-cell office:value-type="float" office:value="129566.417">
                <text:p>129566.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9425.782">
                <text:p>2379425.782</text:p>
              </table:table-cell>
              <table:table-cell office:value-type="float" office:value="137603.818">
                <text:p>137603.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6740.472">
                <text:p>2906740.472</text:p>
              </table:table-cell>
              <table:table-cell office:value-type="float" office:value="176337.036">
                <text:p>176337.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2114.204">
                <text:p>3062114.204</text:p>
              </table:table-cell>
              <table:table-cell office:value-type="float" office:value="163910.114">
                <text:p>163910.1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46cm" svg:y="0.316cm" chart:style-name="ch2">
          <text:p>Quicksort Pivot Selection Comparison</text:p>
        </chart:title>
        <chart:legend chart:legend-position="end" svg:x="12.116cm" svg:y="3.703cm" style:legend-expansion="high" chart:style-name="ch3"/>
        <chart:plot-area chart:style-name="ch4" table:cell-range-address="Sheet1.H67:Sheet1.J86" chart:data-source-has-labels="row" svg:x="1.331cm" svg:y="1.275cm" svg:width="10.465cm" svg:height="6.564cm">
          <chart:coordinate-region svg:x="2.693cm" svg:y="1.474cm" svg:width="8.916cm" svg:height="5.718cm"/>
          <chart:axis chart:dimension="x" chart:name="primary-x" chart:style-name="ch5">
            <chart:title svg:x="5.884cm" svg:y="8.019cm" chart:style-name="ch6">
              <text:p>N (100s)</text:p>
            </chart:title>
          </chart:axis>
          <chart:axis chart:dimension="y" chart:name="primary-y" chart:style-name="ch5">
            <chart:title svg:x="0.451cm" svg:y="5.236cm" chart:style-name="ch7">
              <text:p>time (ns)</text:p>
            </chart:title>
            <chart:grid chart:style-name="ch8" chart:class="major"/>
          </chart:axis>
          <chart:series chart:style-name="ch9" chart:values-cell-range-address="Sheet1.H67:Sheet1.H86" loext:label-string="middle" chart:class="chart:line">
            <chart:data-point chart:repeated="20"/>
          </chart:series>
          <chart:series chart:style-name="ch10" chart:values-cell-range-address="Sheet1.I67:Sheet1.I86" loext:label-string="random" chart:class="chart:line">
            <chart:data-point chart:repeated="20"/>
          </chart:series>
          <chart:series chart:style-name="ch11" chart:values-cell-range-address="Sheet1.J67:Sheet1.J86" loext:label-string="median_of_three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</text:p>
              </table:table-cell>
              <table:table-cell office:value-type="string">
                <text:p>random</text:p>
              </table:table-cell>
              <table:table-cell office:value-type="string">
                <text:p>median_of_thr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.196">
                <text:p>214.196</text:p>
                <draw:g>
                  <svg:desc>Sheet1.H67:Sheet1.H86</svg:desc>
                </draw:g>
              </table:table-cell>
              <table:table-cell office:value-type="float" office:value="0.396">
                <text:p>0.396</text:p>
                <draw:g>
                  <svg:desc>Sheet1.I67:Sheet1.I86</svg:desc>
                </draw:g>
              </table:table-cell>
              <table:table-cell office:value-type="float" office:value="0.007">
                <text:p>0.007</text:p>
                <draw:g>
                  <svg:desc>Sheet1.J67:Sheet1.J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31.905">
                <text:p>15631.905</text:p>
              </table:table-cell>
              <table:table-cell office:value-type="float" office:value="7431.153">
                <text:p>7431.153</text:p>
              </table:table-cell>
              <table:table-cell office:value-type="float" office:value="3476.061">
                <text:p>3476.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50.121">
                <text:p>7550.121</text:p>
              </table:table-cell>
              <table:table-cell office:value-type="float" office:value="14788.288">
                <text:p>14788.288</text:p>
              </table:table-cell>
              <table:table-cell office:value-type="float" office:value="7970.817">
                <text:p>7970.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09.507">
                <text:p>13209.507</text:p>
              </table:table-cell>
              <table:table-cell office:value-type="float" office:value="25755.101">
                <text:p>25755.101</text:p>
              </table:table-cell>
              <table:table-cell office:value-type="float" office:value="11779.932">
                <text:p>11779.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85.895">
                <text:p>19485.895</text:p>
              </table:table-cell>
              <table:table-cell office:value-type="float" office:value="32977.699">
                <text:p>32977.699</text:p>
              </table:table-cell>
              <table:table-cell office:value-type="float" office:value="21890.98">
                <text:p>2189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36.414">
                <text:p>25036.414</text:p>
              </table:table-cell>
              <table:table-cell office:value-type="float" office:value="47798.769">
                <text:p>47798.769</text:p>
              </table:table-cell>
              <table:table-cell office:value-type="float" office:value="25358.323">
                <text:p>25358.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974.95">
                <text:p>30974.95</text:p>
              </table:table-cell>
              <table:table-cell office:value-type="float" office:value="58867.772">
                <text:p>58867.772</text:p>
              </table:table-cell>
              <table:table-cell office:value-type="float" office:value="30227.443">
                <text:p>30227.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659.478">
                <text:p>36659.478</text:p>
              </table:table-cell>
              <table:table-cell office:value-type="float" office:value="71365.246">
                <text:p>71365.246</text:p>
              </table:table-cell>
              <table:table-cell office:value-type="float" office:value="41956.68">
                <text:p>41956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89.683">
                <text:p>42089.683</text:p>
              </table:table-cell>
              <table:table-cell office:value-type="float" office:value="83560.475">
                <text:p>83560.475</text:p>
              </table:table-cell>
              <table:table-cell office:value-type="float" office:value="39780.911">
                <text:p>39780.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68.521">
                <text:p>44768.521</text:p>
              </table:table-cell>
              <table:table-cell office:value-type="float" office:value="87526.693">
                <text:p>87526.693</text:p>
              </table:table-cell>
              <table:table-cell office:value-type="float" office:value="50904.601">
                <text:p>50904.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206.41">
                <text:p>54206.41</text:p>
              </table:table-cell>
              <table:table-cell office:value-type="float" office:value="98557.473">
                <text:p>98557.473</text:p>
              </table:table-cell>
              <table:table-cell office:value-type="float" office:value="56363.017">
                <text:p>56363.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918.893">
                <text:p>65918.893</text:p>
              </table:table-cell>
              <table:table-cell office:value-type="float" office:value="110888.07">
                <text:p>110888.07</text:p>
              </table:table-cell>
              <table:table-cell office:value-type="float" office:value="62604.219">
                <text:p>62604.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924.273">
                <text:p>74924.273</text:p>
              </table:table-cell>
              <table:table-cell office:value-type="float" office:value="121514.916">
                <text:p>121514.916</text:p>
              </table:table-cell>
              <table:table-cell office:value-type="float" office:value="83390.68">
                <text:p>83390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068.735">
                <text:p>84068.735</text:p>
              </table:table-cell>
              <table:table-cell office:value-type="float" office:value="134270.869">
                <text:p>134270.869</text:p>
              </table:table-cell>
              <table:table-cell office:value-type="float" office:value="92544.237">
                <text:p>92544.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518.38">
                <text:p>100518.38</text:p>
              </table:table-cell>
              <table:table-cell office:value-type="float" office:value="145361.024">
                <text:p>145361.024</text:p>
              </table:table-cell>
              <table:table-cell office:value-type="float" office:value="107040.425">
                <text:p>107040.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219.841">
                <text:p>111219.841</text:p>
              </table:table-cell>
              <table:table-cell office:value-type="float" office:value="157873.829">
                <text:p>157873.829</text:p>
              </table:table-cell>
              <table:table-cell office:value-type="float" office:value="113787.96">
                <text:p>113787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265.777">
                <text:p>127265.777</text:p>
              </table:table-cell>
              <table:table-cell office:value-type="float" office:value="170694.156">
                <text:p>170694.156</text:p>
              </table:table-cell>
              <table:table-cell office:value-type="float" office:value="128298.959">
                <text:p>128298.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989.126">
                <text:p>135989.126</text:p>
              </table:table-cell>
              <table:table-cell office:value-type="float" office:value="181093.627">
                <text:p>181093.627</text:p>
              </table:table-cell>
              <table:table-cell office:value-type="float" office:value="145841.481">
                <text:p>145841.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019.106">
                <text:p>148019.106</text:p>
              </table:table-cell>
              <table:table-cell office:value-type="float" office:value="195403.11">
                <text:p>195403.11</text:p>
              </table:table-cell>
              <table:table-cell office:value-type="float" office:value="153354.413">
                <text:p>153354.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418.621">
                <text:p>176418.621</text:p>
              </table:table-cell>
              <table:table-cell office:value-type="float" office:value="222037.7">
                <text:p>222037.7</text:p>
              </table:table-cell>
              <table:table-cell office:value-type="float" office:value="181268.168">
                <text:p>181268.1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T(N)/F(N) Ratio for Merge and Quick Sort</text:p>
        </chart:title>
        <chart:legend chart:legend-position="end" svg:x="13.121cm" svg:y="3.952cm" style:legend-expansion="high" chart:style-name="ch3"/>
        <chart:plot-area chart:style-name="ch4" table:cell-range-address="Sheet1.F22:Sheet1.G41" chart:data-source-has-labels="row" svg:x="1.331cm" svg:y="1.275cm" svg:width="11.47cm" svg:height="6.564cm">
          <chart:coordinate-region svg:x="2.138cm" svg:y="1.475cm" svg:width="10.476cm" svg:height="5.717cm"/>
          <chart:axis chart:dimension="x" chart:name="primary-x" chart:style-name="ch5">
            <chart:title svg:x="6.387cm" svg:y="8.019cm" chart:style-name="ch6">
              <text:p>N (100s)</text:p>
            </chart:title>
          </chart:axis>
          <chart:axis chart:dimension="y" chart:name="primary-y" chart:style-name="ch5">
            <chart:title svg:x="0.451cm" svg:y="5.646cm" chart:style-name="ch7">
              <text:p>T(N)/F(N) ratio</text:p>
            </chart:title>
            <chart:grid chart:style-name="ch8" chart:class="major"/>
          </chart:axis>
          <chart:series chart:style-name="ch9" chart:values-cell-range-address="Sheet1.F22:Sheet1.F41" loext:label-string="mergesort" chart:class="chart:line">
            <chart:data-point chart:repeated="20"/>
          </chart:series>
          <chart:series chart:style-name="ch10" chart:values-cell-range-address="Sheet1.G22:Sheet1.G41" loext:label-string="quicksort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6127928598827">
                <text:p>0.0236127928598827</text:p>
                <draw:g>
                  <svg:desc>Sheet1.F22:Sheet1.F41</svg:desc>
                </draw:g>
              </table:table-cell>
              <table:table-cell office:value-type="float" office:value="0.00103403803510578">
                <text:p>0.00103403803510578</text:p>
                <draw:g>
                  <svg:desc>Sheet1.G22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2889365330699">
                <text:p>30.2889365330699</text:p>
              </table:table-cell>
              <table:table-cell office:value-type="float" office:value="10.4988121188561">
                <text:p>10.4988121188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0076002779141">
                <text:p>29.0076002779141</text:p>
              </table:table-cell>
              <table:table-cell office:value-type="float" office:value="1.74711063731073">
                <text:p>1.74711063731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455805888454">
                <text:p>44.5455805888454</text:p>
              </table:table-cell>
              <table:table-cell office:value-type="float" office:value="1.80595670002775">
                <text:p>1.80595670002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7422511269855">
                <text:p>58.7422511269855</text:p>
              </table:table-cell>
              <table:table-cell office:value-type="float" office:value="1.84860236135211">
                <text:p>1.84860236135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7297971903922">
                <text:p>72.7297971903922</text:p>
              </table:table-cell>
              <table:table-cell office:value-type="float" office:value="1.99557609891786">
                <text:p>1.99557609891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1492925926948">
                <text:p>86.1492925926948</text:p>
              </table:table-cell>
              <table:table-cell office:value-type="float" office:value="2.00546285897831">
                <text:p>2.00546285897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7884783910781">
                <text:p>99.7884783910781</text:p>
              </table:table-cell>
              <table:table-cell office:value-type="float" office:value="1.98519758313061">
                <text:p>1.98519758313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932804882407">
                <text:p>115.932804882407</text:p>
              </table:table-cell>
              <table:table-cell office:value-type="float" office:value="1.97286908871406">
                <text:p>1.97286908871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.06347491181">
                <text:p>129.06347491181</text:p>
              </table:table-cell>
              <table:table-cell office:value-type="float" office:value="2.17414589570706">
                <text:p>2.17414589570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.293608645673">
                <text:p>141.293608645673</text:p>
              </table:table-cell>
              <table:table-cell office:value-type="float" office:value="2.17203831049403">
                <text:p>2.17203831049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.879721785289">
                <text:p>155.879721785289</text:p>
              </table:table-cell>
              <table:table-cell office:value-type="float" office:value="2.17689205766802">
                <text:p>2.17689205766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.700507757745">
                <text:p>167.700507757745</text:p>
              </table:table-cell>
              <table:table-cell office:value-type="float" office:value="2.08797458187066">
                <text:p>2.08797458187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.606145975395">
                <text:p>179.606145975395</text:p>
              </table:table-cell>
              <table:table-cell office:value-type="float" office:value="2.05719042496712">
                <text:p>2.05719042496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.995475632084">
                <text:p>191.995475632084</text:p>
              </table:table-cell>
              <table:table-cell office:value-type="float" office:value="2.07197984288205">
                <text:p>2.07197984288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.356857776262">
                <text:p>203.356857776262</text:p>
              </table:table-cell>
              <table:table-cell office:value-type="float" office:value="2.05442436557975">
                <text:p>2.05442436557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.967125624886">
                <text:p>215.967125624886</text:p>
              </table:table-cell>
              <table:table-cell office:value-type="float" office:value="2.04027005070205">
                <text:p>2.04027005070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9.527529629849">
                <text:p>229.527529629849</text:p>
              </table:table-cell>
              <table:table-cell office:value-type="float" office:value="2.18402709408374">
                <text:p>2.18402709408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9.155732665649">
                <text:p>239.155732665649</text:p>
              </table:table-cell>
              <table:table-cell office:value-type="float" office:value="2.18523943476082">
                <text:p>2.18523943476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.618327161026">
                <text:p>252.618327161026</text:p>
              </table:table-cell>
              <table:table-cell office:value-type="float" office:value="2.24025581411088">
                <text:p>2.240255814110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T(N)/F(N) Ratio for Merge and Quick Sort</text:p>
        </chart:title>
        <chart:legend chart:legend-position="end" svg:x="13.121cm" svg:y="3.952cm" style:legend-expansion="high" chart:style-name="ch3"/>
        <chart:plot-area chart:style-name="ch4" table:cell-range-address="Sheet1.F43:Sheet1.G62" chart:data-source-has-labels="row" svg:x="1.331cm" svg:y="1.275cm" svg:width="11.47cm" svg:height="6.564cm">
          <chart:coordinate-region svg:x="2.137cm" svg:y="1.474cm" svg:width="10.476cm" svg:height="5.718cm"/>
          <chart:axis chart:dimension="x" chart:name="primary-x" chart:style-name="ch5">
            <chart:title svg:x="6.387cm" svg:y="8.019cm" chart:style-name="ch6">
              <text:p>N (100s)</text:p>
            </chart:title>
          </chart:axis>
          <chart:axis chart:dimension="y" chart:name="primary-y" chart:style-name="ch5">
            <chart:title svg:x="0.451cm" svg:y="5.646cm" chart:style-name="ch7">
              <text:p>T(N)/F(N) ratio</text:p>
            </chart:title>
            <chart:grid chart:style-name="ch8" chart:class="major"/>
          </chart:axis>
          <chart:series chart:style-name="ch9" chart:values-cell-range-address="Sheet1.F43:Sheet1.F62" loext:label-string="mergesort" chart:class="chart:line">
            <chart:data-point chart:repeated="20"/>
          </chart:series>
          <chart:series chart:style-name="ch10" chart:values-cell-range-address="Sheet1.G43:Sheet1.G62" loext:label-string="quicksort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9351310484516">
                <text:p>0.0209351310484516</text:p>
                <draw:g>
                  <svg:desc>Sheet1.F43:Sheet1.F62</svg:desc>
                </draw:g>
              </table:table-cell>
              <table:table-cell office:value-type="float" office:value="0.0177396976444784">
                <text:p>0.0177396976444784</text:p>
                <draw:g>
                  <svg:desc>Sheet1.G43:Sheet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7518569300644">
                <text:p>8.37518569300644</text:p>
              </table:table-cell>
              <table:table-cell office:value-type="float" office:value="2.75695401336705">
                <text:p>2.75695401336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9183119164234">
                <text:p>17.9183119164234</text:p>
              </table:table-cell>
              <table:table-cell office:value-type="float" office:value="4.30205533319389">
                <text:p>4.30205533319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811012087017">
                <text:p>25.9811012087017</text:p>
              </table:table-cell>
              <table:table-cell office:value-type="float" office:value="4.8862355611565">
                <text:p>4.8862355611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0356956783705">
                <text:p>36.0356956783705</text:p>
              </table:table-cell>
              <table:table-cell office:value-type="float" office:value="4.83909969529623">
                <text:p>4.83909969529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886016314224">
                <text:p>39.5886016314224</text:p>
              </table:table-cell>
              <table:table-cell office:value-type="float" office:value="4.98797009784935">
                <text:p>4.98797009784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8378862467706">
                <text:p>49.8378862467706</text:p>
              </table:table-cell>
              <table:table-cell office:value-type="float" office:value="5.58530535138643">
                <text:p>5.58530535138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980663451359">
                <text:p>55.7980663451359</text:p>
              </table:table-cell>
              <table:table-cell office:value-type="float" office:value="5.44679822223967">
                <text:p>5.44679822223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5675175085402">
                <text:p>64.5675175085402</text:p>
              </table:table-cell>
              <table:table-cell office:value-type="float" office:value="5.76371872801352">
                <text:p>5.76371872801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9900484142352">
                <text:p>67.9900484142352</text:p>
              </table:table-cell>
              <table:table-cell office:value-type="float" office:value="5.68410296489984">
                <text:p>5.68410296489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2907540504297">
                <text:p>78.2907540504297</text:p>
              </table:table-cell>
              <table:table-cell office:value-type="float" office:value="5.9808170874164">
                <text:p>5.9808170874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2287424335238">
                <text:p>82.2287424335238</text:p>
              </table:table-cell>
              <table:table-cell office:value-type="float" office:value="5.79050557633799">
                <text:p>5.79050557633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6126286355508">
                <text:p>89.6126286355508</text:p>
              </table:table-cell>
              <table:table-cell office:value-type="float" office:value="6.2214993241591">
                <text:p>6.2214993241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.4466217564787">
                <text:p>96.4466217564787</text:p>
              </table:table-cell>
              <table:table-cell office:value-type="float" office:value="6.59150825187345">
                <text:p>6.59150825187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862692879802">
                <text:p>100.862692879802</text:p>
              </table:table-cell>
              <table:table-cell office:value-type="float" office:value="6.39921931973597">
                <text:p>6.39921931973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910536870001">
                <text:p>110.910536870001</text:p>
              </table:table-cell>
              <table:table-cell office:value-type="float" office:value="6.76195391188607">
                <text:p>6.76195391188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.13299858587">
                <text:p>115.13299858587</text:p>
              </table:table-cell>
              <table:table-cell office:value-type="float" office:value="7.10215950074914">
                <text:p>7.10215950074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.24245976938">
                <text:p>122.24245976938</text:p>
              </table:table-cell>
              <table:table-cell office:value-type="float" office:value="7.06936493385362">
                <text:p>7.06936493385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.460318346548">
                <text:p>140.460318346548</text:p>
              </table:table-cell>
              <table:table-cell office:value-type="float" office:value="8.52100710449898">
                <text:p>8.52100710449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.621304072295">
                <text:p>139.621304072295</text:p>
              </table:table-cell>
              <table:table-cell office:value-type="float" office:value="7.47370683870109">
                <text:p>7.473706838701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